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47"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52"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153"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154"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fo:font-weight="normal" officeooo:rsid="00278c53" style:font-style-asian="italic" style:font-weight-asian="normal" style:font-style-complex="italic" style:font-weight-complex="normal"/>
    </style:style>
    <style:style style:name="T52" style:family="text">
      <style:text-properties fo:font-style="italic" fo:font-weight="normal" officeooo:rsid="0029a044" style:font-style-asian="italic" style:font-weight-asian="normal" style:font-style-complex="italic" style:font-weight-complex="normal"/>
    </style:style>
    <style:style style:name="T53" style:family="text">
      <style:text-properties fo:font-style="italic" fo:font-weight="normal" officeooo:rsid="0029d0ca" style:font-style-asian="italic" style:font-weight-asian="normal" style:font-style-complex="italic" style:font-weight-complex="normal"/>
    </style:style>
    <style:style style:name="T54" style:family="text">
      <style:text-properties fo:font-style="italic" fo:font-weight="normal" officeooo:rsid="00324d1d" style:font-style-asian="italic" style:font-weight-asian="normal" style:font-style-complex="italic" style:font-weight-complex="normal"/>
    </style:style>
    <style:style style:name="T55" style:family="text">
      <style:text-properties fo:font-style="italic" fo:font-weight="normal" officeooo:rsid="003452ec" style:font-style-asian="italic" style:font-weight-asian="normal" style:font-style-complex="italic" style:font-weight-complex="normal"/>
    </style:style>
    <style:style style:name="T56" style:family="text">
      <style:text-properties fo:font-style="italic" fo:font-weight="normal" officeooo:rsid="00887343"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5bca59" style:font-style-asian="italic" style:font-weight-asian="bold" style:font-style-complex="italic" style:font-weight-complex="bold"/>
    </style:style>
    <style:style style:name="T59" style:family="text">
      <style:text-properties fo:font-style="italic" fo:font-weight="bold" officeooo:rsid="009d3527" style:font-style-asian="italic" style:font-weight-asian="bold" style:font-style-complex="italic" style:font-weight-complex="bold"/>
    </style:style>
    <style:style style:name="T60" style:family="text">
      <style:text-properties fo:font-style="italic" fo:font-weight="bold" officeooo:rsid="00cfeb19" style:font-style-asian="italic" style:font-weight-asian="bold" style:font-style-complex="italic" style:font-weight-complex="bold"/>
    </style:style>
    <style:style style:name="T61" style:family="text">
      <style:text-properties fo:font-style="italic" fo:font-weight="bold" officeooo:rsid="018b5ab4" style:font-style-asian="italic" style:font-weight-asian="bold" style:font-style-complex="italic" style:font-weight-complex="bold"/>
    </style:style>
    <style:style style:name="T62" style:family="text">
      <style:text-properties fo:font-style="italic" fo:font-weight="bold" officeooo:rsid="01b0a880" style:font-style-asian="italic" style:font-weight-asian="bold" style:font-style-complex="italic" style:font-weight-complex="bold"/>
    </style:style>
    <style:style style:name="T63" style:family="text">
      <style:text-properties fo:font-style="italic" fo:font-weight="bold" officeooo:rsid="01b143aa" style:font-style-asian="italic" style:font-weight-asian="bold" style:font-style-complex="italic" style:font-weight-complex="bold"/>
    </style:style>
    <style:style style:name="T64" style:family="text">
      <style:text-properties fo:font-style="italic" fo:font-weight="bold" officeooo:rsid="01b4e528" style:font-style-asian="italic" style:font-weight-asian="bold" style:font-style-complex="italic" style:font-weight-complex="bold"/>
    </style:style>
    <style:style style:name="T65" style:family="text">
      <style:text-properties fo:font-style="italic" fo:font-weight="bold" officeooo:rsid="01c1908c" style:font-style-asian="italic" style:font-weight-asian="bold" style:font-style-complex="italic" style:font-weight-complex="bold"/>
    </style:style>
    <style:style style:name="T66" style:family="text">
      <style:text-properties fo:font-style="italic" style:font-size-asian="10.5pt" style:font-style-asian="italic" style:font-style-complex="italic"/>
    </style:style>
    <style:style style:name="T67" style:family="text">
      <style:text-properties fo:font-style="italic" officeooo:rsid="0119b982" style:font-size-asian="10.5pt" style:font-style-asian="italic" style:font-style-complex="italic"/>
    </style:style>
    <style:style style:name="T68" style:family="text">
      <style:text-properties fo:font-style="italic" officeooo:rsid="014893e6" style:font-size-asian="10.5pt" style:font-style-asian="italic" style:font-style-complex="italic"/>
    </style:style>
    <style:style style:name="T69" style:family="text">
      <style:text-properties fo:font-style="italic" officeooo:rsid="014a084b" style:font-size-asian="10.5pt" style:font-style-asian="italic" style:font-style-complex="italic"/>
    </style:style>
    <style:style style:name="T70" style:family="text">
      <style:text-properties fo:font-style="italic" officeooo:rsid="0158338f" style:font-size-asian="10.5pt" style:font-style-asian="italic" style:font-style-complex="italic"/>
    </style:style>
    <style:style style:name="T71" style:family="text">
      <style:text-properties fo:font-style="italic" officeooo:rsid="0162f88c" style:font-size-asian="10.5pt" style:font-style-asian="italic" style:font-style-complex="italic"/>
    </style:style>
    <style:style style:name="T72" style:family="text">
      <style:text-properties fo:font-style="italic" officeooo:rsid="016450d0" style:font-size-asian="10.5pt" style:font-style-asian="italic" style:font-style-complex="italic"/>
    </style:style>
    <style:style style:name="T73" style:family="text">
      <style:text-properties fo:font-style="italic" officeooo:rsid="01674274" style:font-size-asian="10.5pt" style:font-style-asian="italic" style:font-style-complex="italic"/>
    </style:style>
    <style:style style:name="T74" style:family="text">
      <style:text-properties fo:font-style="italic" officeooo:rsid="018033b7" style:font-size-asian="10.5pt" style:font-style-asian="italic" style:font-style-complex="italic"/>
    </style:style>
    <style:style style:name="T75" style:family="text">
      <style:text-properties fo:font-style="italic" officeooo:rsid="0182e44f" style:font-size-asian="10.5pt"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0c5ef6" style:font-style-asian="normal" style:font-style-complex="normal"/>
    </style:style>
    <style:style style:name="T78" style:family="text">
      <style:text-properties fo:font-style="normal" officeooo:rsid="000d1156" style:font-style-asian="normal" style:font-style-complex="normal"/>
    </style:style>
    <style:style style:name="T79" style:family="text">
      <style:text-properties fo:font-style="normal" officeooo:rsid="000dc1d2" style:font-style-asian="normal" style:font-style-complex="normal"/>
    </style:style>
    <style:style style:name="T80" style:family="text">
      <style:text-properties fo:font-style="normal" officeooo:rsid="000f7bd4" style:font-style-asian="normal" style:font-style-complex="normal"/>
    </style:style>
    <style:style style:name="T81" style:family="text">
      <style:text-properties fo:font-style="normal" officeooo:rsid="001161db" style:font-style-asian="normal" style:font-style-complex="normal"/>
    </style:style>
    <style:style style:name="T82" style:family="text">
      <style:text-properties fo:font-style="normal" officeooo:rsid="0012e92d" style:font-style-asian="normal" style:font-style-complex="normal"/>
    </style:style>
    <style:style style:name="T83" style:family="text">
      <style:text-properties fo:font-style="normal" officeooo:rsid="00136435" style:font-style-asian="normal" style:font-style-complex="normal"/>
    </style:style>
    <style:style style:name="T84" style:family="text">
      <style:text-properties fo:font-style="normal" officeooo:rsid="00160bba" style:font-style-asian="normal" style:font-style-complex="normal"/>
    </style:style>
    <style:style style:name="T85" style:family="text">
      <style:text-properties fo:font-style="normal" officeooo:rsid="001646ca" style:font-style-asian="normal" style:font-style-complex="normal"/>
    </style:style>
    <style:style style:name="T86" style:family="text">
      <style:text-properties fo:font-style="normal" officeooo:rsid="001842d7" style:font-style-asian="normal" style:font-style-complex="normal"/>
    </style:style>
    <style:style style:name="T87" style:family="text">
      <style:text-properties fo:font-style="normal" officeooo:rsid="0018664a" style:font-style-asian="normal" style:font-style-complex="normal"/>
    </style:style>
    <style:style style:name="T88" style:family="text">
      <style:text-properties fo:font-style="normal" officeooo:rsid="001a5789" style:font-style-asian="normal" style:font-style-complex="normal"/>
    </style:style>
    <style:style style:name="T89" style:family="text">
      <style:text-properties fo:font-style="normal" officeooo:rsid="001a6d2a" style:font-style-asian="normal" style:font-style-complex="normal"/>
    </style:style>
    <style:style style:name="T90" style:family="text">
      <style:text-properties fo:font-style="normal" officeooo:rsid="001b99ec" style:font-style-asian="normal" style:font-style-complex="normal"/>
    </style:style>
    <style:style style:name="T91" style:family="text">
      <style:text-properties fo:font-style="normal" officeooo:rsid="001d8129" style:font-style-asian="normal" style:font-style-complex="normal"/>
    </style:style>
    <style:style style:name="T92" style:family="text">
      <style:text-properties fo:font-style="normal" officeooo:rsid="001e210c" style:font-style-asian="normal" style:font-style-complex="normal"/>
    </style:style>
    <style:style style:name="T93" style:family="text">
      <style:text-properties officeooo:rsid="0012e92d"/>
    </style:style>
    <style:style style:name="T94" style:family="text">
      <style:text-properties fo:font-weight="bold" style:font-weight-asian="bold" style:font-weight-complex="bold"/>
    </style:style>
    <style:style style:name="T95" style:family="text">
      <style:text-properties fo:font-weight="bold" officeooo:rsid="0027b315" style:font-weight-asian="bold" style:font-weight-complex="bold"/>
    </style:style>
    <style:style style:name="T96" style:family="text">
      <style:text-properties fo:font-weight="bold" officeooo:rsid="003452ec" style:font-weight-asian="bold" style:font-weight-complex="bold"/>
    </style:style>
    <style:style style:name="T97" style:family="text">
      <style:text-properties fo:font-weight="bold" officeooo:rsid="00404f77" style:font-weight-asian="bold" style:font-weight-complex="bold"/>
    </style:style>
    <style:style style:name="T98" style:family="text">
      <style:text-properties fo:font-weight="bold" officeooo:rsid="0042aef2" style:font-weight-asian="bold" style:font-weight-complex="bold"/>
    </style:style>
    <style:style style:name="T99" style:family="text">
      <style:text-properties fo:font-weight="bold" officeooo:rsid="0047190e" style:font-weight-asian="bold" style:font-weight-complex="bold"/>
    </style:style>
    <style:style style:name="T100" style:family="text">
      <style:text-properties fo:font-weight="bold" officeooo:rsid="00478add" style:font-weight-asian="bold" style:font-weight-complex="bold"/>
    </style:style>
    <style:style style:name="T101" style:family="text">
      <style:text-properties fo:font-weight="bold" officeooo:rsid="0042f422" style:font-weight-asian="bold" style:font-weight-complex="bold"/>
    </style:style>
    <style:style style:name="T102" style:family="text">
      <style:text-properties fo:font-weight="bold" officeooo:rsid="0049ce3f" style:font-weight-asian="bold" style:font-weight-complex="bold"/>
    </style:style>
    <style:style style:name="T103" style:family="text">
      <style:text-properties fo:font-weight="bold" officeooo:rsid="004bbcb9" style:font-weight-asian="bold" style:font-weight-complex="bold"/>
    </style:style>
    <style:style style:name="T104" style:family="text">
      <style:text-properties fo:font-weight="bold" officeooo:rsid="004d0826" style:font-weight-asian="bold" style:font-weight-complex="bold"/>
    </style:style>
    <style:style style:name="T105" style:family="text">
      <style:text-properties fo:font-weight="bold" officeooo:rsid="004fa552" style:font-weight-asian="bold" style:font-weight-complex="bold"/>
    </style:style>
    <style:style style:name="T106" style:family="text">
      <style:text-properties fo:font-weight="bold" officeooo:rsid="0052f469" style:font-weight-asian="bold" style:font-weight-complex="bold"/>
    </style:style>
    <style:style style:name="T107" style:family="text">
      <style:text-properties fo:font-weight="bold" officeooo:rsid="00536391" style:font-weight-asian="bold" style:font-weight-complex="bold"/>
    </style:style>
    <style:style style:name="T108" style:family="text">
      <style:text-properties fo:font-weight="bold" officeooo:rsid="005bca59" style:font-weight-asian="bold" style:font-weight-complex="bold"/>
    </style:style>
    <style:style style:name="T109" style:family="text">
      <style:text-properties fo:font-weight="bold" officeooo:rsid="005d1de3" style:font-weight-asian="bold" style:font-weight-complex="bold"/>
    </style:style>
    <style:style style:name="T110" style:family="text">
      <style:text-properties fo:font-weight="bold" officeooo:rsid="005fb121" style:font-weight-asian="bold" style:font-weight-complex="bold"/>
    </style:style>
    <style:style style:name="T111" style:family="text">
      <style:text-properties fo:font-weight="bold" officeooo:rsid="0064d2a2" style:font-weight-asian="bold" style:font-weight-complex="bold"/>
    </style:style>
    <style:style style:name="T112" style:family="text">
      <style:text-properties fo:font-weight="bold" officeooo:rsid="006b5c0a" style:font-weight-asian="bold" style:font-weight-complex="bold"/>
    </style:style>
    <style:style style:name="T113" style:family="text">
      <style:text-properties fo:font-weight="bold" officeooo:rsid="007377df" style:font-weight-asian="bold" style:font-weight-complex="bold"/>
    </style:style>
    <style:style style:name="T114" style:family="text">
      <style:text-properties fo:font-weight="bold" officeooo:rsid="00788204" style:font-weight-asian="bold" style:font-weight-complex="bold"/>
    </style:style>
    <style:style style:name="T115" style:family="text">
      <style:text-properties fo:font-weight="bold" officeooo:rsid="007b5eb5" style:font-weight-asian="bold" style:font-weight-complex="bold"/>
    </style:style>
    <style:style style:name="T116" style:family="text">
      <style:text-properties fo:font-weight="bold" officeooo:rsid="009a4bbc" style:font-weight-asian="bold" style:font-weight-complex="bold"/>
    </style:style>
    <style:style style:name="T117" style:family="text">
      <style:text-properties fo:font-weight="bold" officeooo:rsid="009ba72f" style:font-weight-asian="bold" style:font-weight-complex="bold"/>
    </style:style>
    <style:style style:name="T118" style:family="text">
      <style:text-properties fo:font-weight="bold" officeooo:rsid="009d3527" style:font-weight-asian="bold" style:font-weight-complex="bold"/>
    </style:style>
    <style:style style:name="T119" style:family="text">
      <style:text-properties fo:font-weight="bold" officeooo:rsid="00a1f97a" style:font-weight-asian="bold" style:font-weight-complex="bold"/>
    </style:style>
    <style:style style:name="T120" style:family="text">
      <style:text-properties fo:font-weight="bold" officeooo:rsid="00a282f4" style:font-weight-asian="bold" style:font-weight-complex="bold"/>
    </style:style>
    <style:style style:name="T121" style:family="text">
      <style:text-properties fo:font-weight="bold" officeooo:rsid="00a3b4f5" style:font-weight-asian="bold" style:font-weight-complex="bold"/>
    </style:style>
    <style:style style:name="T122" style:family="text">
      <style:text-properties fo:font-weight="bold" officeooo:rsid="00a7064c" style:font-weight-asian="bold" style:font-weight-complex="bold"/>
    </style:style>
    <style:style style:name="T123" style:family="text">
      <style:text-properties fo:font-weight="bold" officeooo:rsid="00ad9804" style:font-weight-asian="bold" style:font-weight-complex="bold"/>
    </style:style>
    <style:style style:name="T124" style:family="text">
      <style:text-properties fo:font-weight="bold" officeooo:rsid="00b1a29e" style:font-weight-asian="bold" style:font-weight-complex="bold"/>
    </style:style>
    <style:style style:name="T125" style:family="text">
      <style:text-properties fo:font-weight="bold" officeooo:rsid="00b22731" style:font-weight-asian="bold" style:font-weight-complex="bold"/>
    </style:style>
    <style:style style:name="T126" style:family="text">
      <style:text-properties fo:font-weight="bold" officeooo:rsid="00b3e701" style:font-weight-asian="bold" style:font-weight-complex="bold"/>
    </style:style>
    <style:style style:name="T127" style:family="text">
      <style:text-properties fo:font-weight="bold" officeooo:rsid="00b87171" style:font-weight-asian="bold" style:font-weight-complex="bold"/>
    </style:style>
    <style:style style:name="T128" style:family="text">
      <style:text-properties fo:font-weight="bold" officeooo:rsid="00bac1af" style:font-weight-asian="bold" style:font-weight-complex="bold"/>
    </style:style>
    <style:style style:name="T129" style:family="text">
      <style:text-properties fo:font-weight="bold" officeooo:rsid="00bcb764" style:font-weight-asian="bold" style:font-weight-complex="bold"/>
    </style:style>
    <style:style style:name="T130" style:family="text">
      <style:text-properties fo:font-weight="bold" officeooo:rsid="00c9d921" style:font-weight-asian="bold" style:font-weight-complex="bold"/>
    </style:style>
    <style:style style:name="T131" style:family="text">
      <style:text-properties fo:font-weight="bold" officeooo:rsid="00ce663b" style:font-weight-asian="bold" style:font-weight-complex="bold"/>
    </style:style>
    <style:style style:name="T132" style:family="text">
      <style:text-properties fo:font-weight="bold" officeooo:rsid="00cfeb19" style:font-weight-asian="bold" style:font-weight-complex="bold"/>
    </style:style>
    <style:style style:name="T133" style:family="text">
      <style:text-properties fo:font-weight="bold" officeooo:rsid="00d5d559" style:font-weight-asian="bold" style:font-weight-complex="bold"/>
    </style:style>
    <style:style style:name="T134" style:family="text">
      <style:text-properties fo:font-weight="bold" officeooo:rsid="00d73f2a" style:font-weight-asian="bold" style:font-weight-complex="bold"/>
    </style:style>
    <style:style style:name="T135" style:family="text">
      <style:text-properties fo:font-weight="bold" officeooo:rsid="00ee176c" style:font-weight-asian="bold" style:font-weight-complex="bold"/>
    </style:style>
    <style:style style:name="T136" style:family="text">
      <style:text-properties fo:font-weight="bold" officeooo:rsid="00eeb32f" style:font-weight-asian="bold" style:font-weight-complex="bold"/>
    </style:style>
    <style:style style:name="T137" style:family="text">
      <style:text-properties fo:font-weight="bold" officeooo:rsid="00f00659" style:font-weight-asian="bold" style:font-weight-complex="bold"/>
    </style:style>
    <style:style style:name="T138" style:family="text">
      <style:text-properties fo:font-weight="bold" officeooo:rsid="00f0818f" style:font-weight-asian="bold" style:font-weight-complex="bold"/>
    </style:style>
    <style:style style:name="T139" style:family="text">
      <style:text-properties fo:font-weight="bold" officeooo:rsid="00f92eb1" style:font-weight-asian="bold" style:font-weight-complex="bold"/>
    </style:style>
    <style:style style:name="T140" style:family="text">
      <style:text-properties fo:font-weight="bold" officeooo:rsid="00fab57e" style:font-weight-asian="bold" style:font-weight-complex="bold"/>
    </style:style>
    <style:style style:name="T141" style:family="text">
      <style:text-properties fo:font-weight="bold" officeooo:rsid="010fe531" style:font-weight-asian="bold" style:font-weight-complex="bold"/>
    </style:style>
    <style:style style:name="T142" style:family="text">
      <style:text-properties fo:font-weight="bold" officeooo:rsid="0111a3fb" style:font-weight-asian="bold" style:font-weight-complex="bold"/>
    </style:style>
    <style:style style:name="T143" style:family="text">
      <style:text-properties fo:font-weight="bold" officeooo:rsid="011263f5" style:font-weight-asian="bold" style:font-weight-complex="bold"/>
    </style:style>
    <style:style style:name="T144" style:family="text">
      <style:text-properties fo:font-weight="bold" officeooo:rsid="0113a721" style:font-weight-asian="bold" style:font-weight-complex="bold"/>
    </style:style>
    <style:style style:name="T145" style:family="text">
      <style:text-properties fo:font-weight="bold" officeooo:rsid="01167388" style:font-weight-asian="bold" style:font-weight-complex="bold"/>
    </style:style>
    <style:style style:name="T146" style:family="text">
      <style:text-properties fo:font-weight="bold" officeooo:rsid="018af5ea" style:font-weight-asian="bold" style:font-weight-complex="bold"/>
    </style:style>
    <style:style style:name="T147" style:family="text">
      <style:text-properties fo:font-weight="bold" officeooo:rsid="018b5ab4" style:font-weight-asian="bold" style:font-weight-complex="bold"/>
    </style:style>
    <style:style style:name="T148" style:family="text">
      <style:text-properties fo:font-weight="bold" officeooo:rsid="018c2b02" style:font-weight-asian="bold" style:font-weight-complex="bold"/>
    </style:style>
    <style:style style:name="T149" style:family="text">
      <style:text-properties fo:font-weight="bold" officeooo:rsid="0195b7c4" style:font-weight-asian="bold" style:font-weight-complex="bold"/>
    </style:style>
    <style:style style:name="T150" style:family="text">
      <style:text-properties fo:font-weight="bold" officeooo:rsid="01a08229" style:font-weight-asian="bold" style:font-weight-complex="bold"/>
    </style:style>
    <style:style style:name="T151" style:family="text">
      <style:text-properties fo:font-weight="bold" officeooo:rsid="01a7034c" style:font-weight-asian="bold" style:font-weight-complex="bold"/>
    </style:style>
    <style:style style:name="T152" style:family="text">
      <style:text-properties fo:font-weight="bold" officeooo:rsid="01c26a4b" style:font-weight-asian="bold" style:font-weight-complex="bold"/>
    </style:style>
    <style:style style:name="T153" style:family="text">
      <style:text-properties fo:font-weight="bold" officeooo:rsid="01c2cbdf" style:font-weight-asian="bold" style:font-weight-complex="bold"/>
    </style:style>
    <style:style style:name="T154" style:family="text">
      <style:text-properties fo:font-weight="bold" officeooo:rsid="01cbd571" style:font-weight-asian="bold" style:font-weight-complex="bold"/>
    </style:style>
    <style:style style:name="T155" style:family="text">
      <style:text-properties fo:font-weight="bold" officeooo:rsid="01d097ae" style:font-weight-asian="bold" style:font-weight-complex="bold"/>
    </style:style>
    <style:style style:name="T156" style:family="text">
      <style:text-properties fo:font-weight="bold" officeooo:rsid="01d2221c" style:font-weight-asian="bold" style:font-weight-complex="bold"/>
    </style:style>
    <style:style style:name="T157" style:family="text">
      <style:text-properties fo:font-weight="bold" officeooo:rsid="01d48225" style:font-weight-asian="bold" style:font-weight-complex="bold"/>
    </style:style>
    <style:style style:name="T158" style:family="text">
      <style:text-properties fo:font-weight="bold" officeooo:rsid="0113a721" style:font-size-asian="10.5pt" style:font-weight-asian="bold" style:font-weight-complex="bold"/>
    </style:style>
    <style:style style:name="T159" style:family="text">
      <style:text-properties fo:font-weight="bold" officeooo:rsid="0114057e" style:font-size-asian="10.5pt" style:font-weight-asian="bold" style:font-weight-complex="bold"/>
    </style:style>
    <style:style style:name="T160" style:family="text">
      <style:text-properties fo:font-weight="bold" officeooo:rsid="0115e595" style:font-size-asian="10.5pt" style:font-weight-asian="bold" style:font-weight-complex="bold"/>
    </style:style>
    <style:style style:name="T161" style:family="text">
      <style:text-properties fo:font-weight="bold" officeooo:rsid="0119b982" style:font-size-asian="10.5pt" style:font-weight-asian="bold" style:font-weight-complex="bold"/>
    </style:style>
    <style:style style:name="T162" style:family="text">
      <style:text-properties fo:font-weight="bold" officeooo:rsid="011bf2bb" style:font-size-asian="10.5pt" style:font-weight-asian="bold" style:font-weight-complex="bold"/>
    </style:style>
    <style:style style:name="T163" style:family="text">
      <style:text-properties fo:font-weight="bold" officeooo:rsid="011fcc96" style:font-size-asian="10.5pt" style:font-weight-asian="bold" style:font-weight-complex="bold"/>
    </style:style>
    <style:style style:name="T164" style:family="text">
      <style:text-properties fo:font-weight="bold" officeooo:rsid="012255d7" style:font-size-asian="10.5pt" style:font-weight-asian="bold" style:font-weight-complex="bold"/>
    </style:style>
    <style:style style:name="T165" style:family="text">
      <style:text-properties fo:font-weight="bold" officeooo:rsid="012400d5" style:font-size-asian="10.5pt" style:font-weight-asian="bold" style:font-weight-complex="bold"/>
    </style:style>
    <style:style style:name="T166" style:family="text">
      <style:text-properties fo:font-weight="bold" officeooo:rsid="012eef9c" style:font-size-asian="10.5pt" style:font-weight-asian="bold" style:font-weight-complex="bold"/>
    </style:style>
    <style:style style:name="T167" style:family="text">
      <style:text-properties fo:font-weight="bold" officeooo:rsid="013c5f33" style:font-size-asian="10.5pt" style:font-weight-asian="bold" style:font-weight-complex="bold"/>
    </style:style>
    <style:style style:name="T168" style:family="text">
      <style:text-properties fo:font-weight="bold" officeooo:rsid="013fa294" style:font-size-asian="10.5pt" style:font-weight-asian="bold" style:font-weight-complex="bold"/>
    </style:style>
    <style:style style:name="T169" style:family="text">
      <style:text-properties fo:font-weight="bold" officeooo:rsid="0141a835" style:font-size-asian="10.5pt" style:font-weight-asian="bold" style:font-weight-complex="bold"/>
    </style:style>
    <style:style style:name="T170" style:family="text">
      <style:text-properties fo:font-weight="bold" officeooo:rsid="014501d0" style:font-size-asian="10.5pt" style:font-weight-asian="bold" style:font-weight-complex="bold"/>
    </style:style>
    <style:style style:name="T171" style:family="text">
      <style:text-properties fo:font-weight="bold" officeooo:rsid="0158338f" style:font-size-asian="10.5pt" style:font-weight-asian="bold" style:font-weight-complex="bold"/>
    </style:style>
    <style:style style:name="T172" style:family="text">
      <style:text-properties fo:font-weight="bold" officeooo:rsid="015d99d2" style:font-size-asian="10.5pt" style:font-weight-asian="bold" style:font-weight-complex="bold"/>
    </style:style>
    <style:style style:name="T173" style:family="text">
      <style:text-properties fo:font-weight="bold" officeooo:rsid="015a5e57" style:font-size-asian="10.5pt" style:font-weight-asian="bold" style:font-weight-complex="bold"/>
    </style:style>
    <style:style style:name="T174" style:family="text">
      <style:text-properties fo:font-weight="bold" officeooo:rsid="01686828" style:font-size-asian="10.5pt" style:font-weight-asian="bold" style:font-weight-complex="bold"/>
    </style:style>
    <style:style style:name="T175" style:family="text">
      <style:text-properties fo:font-weight="bold" officeooo:rsid="016fd852" style:font-size-asian="10.5pt" style:font-weight-asian="bold" style:font-weight-complex="bold"/>
    </style:style>
    <style:style style:name="T176" style:family="text">
      <style:text-properties fo:font-weight="bold" officeooo:rsid="01751681" style:font-size-asian="10.5pt" style:font-weight-asian="bold" style:font-weight-complex="bold"/>
    </style:style>
    <style:style style:name="T177" style:family="text">
      <style:text-properties fo:font-weight="bold" officeooo:rsid="01786257" style:font-size-asian="10.5pt" style:font-weight-asian="bold" style:font-weight-complex="bold"/>
    </style:style>
    <style:style style:name="T178" style:family="text">
      <style:text-properties fo:font-weight="bold" officeooo:rsid="0179e411" style:font-size-asian="10.5pt" style:font-weight-asian="bold" style:font-weight-complex="bold"/>
    </style:style>
    <style:style style:name="T179" style:family="text">
      <style:text-properties fo:font-weight="bold" officeooo:rsid="018033b7" style:font-size-asian="10.5pt" style:font-weight-asian="bold" style:font-weight-complex="bold"/>
    </style:style>
    <style:style style:name="T180" style:family="text">
      <style:text-properties fo:font-weight="bold" officeooo:rsid="0158338f" fo:background-color="#fff200" loext:char-shading-value="0" style:font-size-asian="10.5pt" style:font-weight-asian="bold"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0278c53" style:font-weight-asian="normal" style:font-weight-complex="normal"/>
    </style:style>
    <style:style style:name="T183" style:family="text">
      <style:text-properties fo:font-weight="normal" officeooo:rsid="0027b315" style:font-weight-asian="normal" style:font-weight-complex="normal"/>
    </style:style>
    <style:style style:name="T184" style:family="text">
      <style:text-properties fo:font-weight="normal" officeooo:rsid="0029a044" style:font-weight-asian="normal" style:font-weight-complex="normal"/>
    </style:style>
    <style:style style:name="T185" style:family="text">
      <style:text-properties fo:font-weight="normal" officeooo:rsid="0029d0ca" style:font-weight-asian="normal" style:font-weight-complex="normal"/>
    </style:style>
    <style:style style:name="T186" style:family="text">
      <style:text-properties fo:font-weight="normal" officeooo:rsid="002ef30b" style:font-weight-asian="normal" style:font-weight-complex="normal"/>
    </style:style>
    <style:style style:name="T187" style:family="text">
      <style:text-properties fo:font-weight="normal" officeooo:rsid="00307d30" style:font-weight-asian="normal" style:font-weight-complex="normal"/>
    </style:style>
    <style:style style:name="T188" style:family="text">
      <style:text-properties fo:font-weight="normal" officeooo:rsid="00324d1d" style:font-weight-asian="normal" style:font-weight-complex="normal"/>
    </style:style>
    <style:style style:name="T189" style:family="text">
      <style:text-properties fo:font-weight="normal" officeooo:rsid="003452ec" style:font-weight-asian="normal" style:font-weight-complex="normal"/>
    </style:style>
    <style:style style:name="T190" style:family="text">
      <style:text-properties fo:font-weight="normal" officeooo:rsid="00355542" style:font-weight-asian="normal" style:font-weight-complex="normal"/>
    </style:style>
    <style:style style:name="T191" style:family="text">
      <style:text-properties fo:font-weight="normal" officeooo:rsid="00373223" style:font-weight-asian="normal" style:font-weight-complex="normal"/>
    </style:style>
    <style:style style:name="T192" style:family="text">
      <style:text-properties fo:font-weight="normal" officeooo:rsid="00376e08" style:font-weight-asian="normal" style:font-weight-complex="normal"/>
    </style:style>
    <style:style style:name="T193" style:family="text">
      <style:text-properties fo:font-weight="normal" officeooo:rsid="00536391" style:font-weight-asian="normal" style:font-weight-complex="normal"/>
    </style:style>
    <style:style style:name="T194" style:family="text">
      <style:text-properties fo:font-weight="normal" officeooo:rsid="006d7b0f" style:font-weight-asian="normal" style:font-weight-complex="normal"/>
    </style:style>
    <style:style style:name="T195" style:family="text">
      <style:text-properties fo:font-weight="normal" officeooo:rsid="007377df" style:font-weight-asian="normal" style:font-weight-complex="normal"/>
    </style:style>
    <style:style style:name="T196" style:family="text">
      <style:text-properties fo:font-weight="normal" officeooo:rsid="00846cc4" style:font-weight-asian="normal" style:font-weight-complex="normal"/>
    </style:style>
    <style:style style:name="T197" style:family="text">
      <style:text-properties fo:font-weight="normal" officeooo:rsid="00863fa9" style:font-weight-asian="normal" style:font-weight-complex="normal"/>
    </style:style>
    <style:style style:name="T198" style:family="text">
      <style:text-properties fo:font-weight="normal" officeooo:rsid="008809c8" style:font-weight-asian="normal" style:font-weight-complex="normal"/>
    </style:style>
    <style:style style:name="T199" style:family="text">
      <style:text-properties fo:font-weight="normal" officeooo:rsid="00887343" style:font-weight-asian="normal" style:font-weight-complex="normal"/>
    </style:style>
    <style:style style:name="T200" style:family="text">
      <style:text-properties fo:font-weight="normal" officeooo:rsid="0089797a" style:font-weight-asian="normal" style:font-weight-complex="normal"/>
    </style:style>
    <style:style style:name="T201" style:family="text">
      <style:text-properties fo:font-weight="normal" officeooo:rsid="008b5c18" style:font-weight-asian="normal" style:font-weight-complex="normal"/>
    </style:style>
    <style:style style:name="T202" style:family="text">
      <style:text-properties fo:font-weight="normal" officeooo:rsid="008b6443" style:font-weight-asian="normal" style:font-weight-complex="normal"/>
    </style:style>
    <style:style style:name="T203" style:family="text">
      <style:text-properties fo:font-weight="normal" officeooo:rsid="008d5e23" style:font-weight-asian="normal" style:font-weight-complex="normal"/>
    </style:style>
    <style:style style:name="T204" style:family="text">
      <style:text-properties fo:font-weight="normal" officeooo:rsid="008efdf6" style:font-weight-asian="normal" style:font-weight-complex="normal"/>
    </style:style>
    <style:style style:name="T205" style:family="text">
      <style:text-properties fo:font-weight="normal" officeooo:rsid="008f79b8" style:font-weight-asian="normal" style:font-weight-complex="normal"/>
    </style:style>
    <style:style style:name="T206" style:family="text">
      <style:text-properties fo:font-weight="normal" officeooo:rsid="00905b99" style:font-weight-asian="normal" style:font-weight-complex="normal"/>
    </style:style>
    <style:style style:name="T207" style:family="text">
      <style:text-properties fo:font-weight="normal" officeooo:rsid="0092c4f2" style:font-weight-asian="normal" style:font-weight-complex="normal"/>
    </style:style>
    <style:style style:name="T208" style:family="text">
      <style:text-properties fo:font-weight="normal" officeooo:rsid="0093fc35" style:font-weight-asian="normal" style:font-weight-complex="normal"/>
    </style:style>
    <style:style style:name="T209" style:family="text">
      <style:text-properties fo:font-weight="normal" officeooo:rsid="00958654" style:font-weight-asian="normal" style:font-weight-complex="normal"/>
    </style:style>
    <style:style style:name="T210" style:family="text">
      <style:text-properties fo:font-weight="normal" officeooo:rsid="003452ec" fo:background-color="#ed1c24" loext:char-shading-value="0" style:font-weight-asian="normal" style:font-weight-complex="normal"/>
    </style:style>
    <style:style style:name="T211" style:family="text">
      <style:text-properties officeooo:rsid="00257817"/>
    </style:style>
    <style:style style:name="T212" style:family="text">
      <style:text-properties officeooo:rsid="0027b315"/>
    </style:style>
    <style:style style:name="T213" style:family="text">
      <style:text-properties officeooo:rsid="003bcd48"/>
    </style:style>
    <style:style style:name="T214" style:family="text">
      <style:text-properties officeooo:rsid="003c5228"/>
    </style:style>
    <style:style style:name="T215" style:family="text">
      <style:text-properties style:text-line-through-style="solid" style:text-line-through-type="single"/>
    </style:style>
    <style:style style:name="T216" style:family="text">
      <style:text-properties style:text-line-through-style="solid" style:text-line-through-type="single" officeooo:rsid="003c5228"/>
    </style:style>
    <style:style style:name="T217" style:family="text">
      <style:text-properties style:text-line-through-style="solid" style:text-line-through-type="single" officeooo:rsid="00eeb32f"/>
    </style:style>
    <style:style style:name="T218" style:family="text">
      <style:text-properties style:text-line-through-style="solid" style:text-line-through-type="single" style:text-underline-style="none" officeooo:rsid="012255d7" style:font-size-asian="10.5pt"/>
    </style:style>
    <style:style style:name="T219" style:family="text">
      <style:text-properties style:text-line-through-style="solid" style:text-line-through-type="single" fo:font-weight="bold" officeooo:rsid="015ba25e" style:font-size-asian="10.5pt" style:font-weight-asian="bold" style:font-weight-complex="bold"/>
    </style:style>
    <style:style style:name="T220" style:family="text">
      <style:text-properties style:text-line-through-style="none" style:text-line-through-type="none" officeooo:rsid="003c5228"/>
    </style:style>
    <style:style style:name="T221" style:family="text">
      <style:text-properties style:text-line-through-style="none" style:text-line-through-type="none" fo:font-weight="bold" officeooo:rsid="003c5228" style:font-weight-asian="bold" style:font-weight-complex="bold"/>
    </style:style>
    <style:style style:name="T222" style:family="text">
      <style:text-properties style:text-line-through-style="none" style:text-line-through-type="none" fo:font-weight="bold" officeooo:rsid="003dba96" style:font-weight-asian="bold" style:font-weight-complex="bold"/>
    </style:style>
    <style:style style:name="T223" style:family="text">
      <style:text-properties style:text-line-through-style="none" style:text-line-through-type="none" officeooo:rsid="003dba96"/>
    </style:style>
    <style:style style:name="T224" style:family="text">
      <style:text-properties style:text-line-through-style="none" style:text-line-through-type="none" fo:font-style="italic" officeooo:rsid="003dba96" style:font-style-asian="italic" style:font-style-complex="italic"/>
    </style:style>
    <style:style style:name="T225" style:family="text">
      <style:text-properties style:text-line-through-style="none" style:text-line-through-type="none" fo:font-style="italic" officeooo:rsid="003f9226" style:font-style-asian="italic" style:font-style-complex="italic"/>
    </style:style>
    <style:style style:name="T226" style:family="text">
      <style:text-properties style:text-line-through-style="none" style:text-line-through-type="none" officeooo:rsid="003f9226"/>
    </style:style>
    <style:style style:name="T227" style:family="text">
      <style:text-properties style:text-line-through-style="none" style:text-line-through-type="none" officeooo:rsid="00404f77"/>
    </style:style>
    <style:style style:name="T228"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29"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30"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31"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32"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33" style:family="text">
      <style:text-properties officeooo:rsid="003f9a46"/>
    </style:style>
    <style:style style:name="T234" style:family="text">
      <style:text-properties officeooo:rsid="00404f77"/>
    </style:style>
    <style:style style:name="T235" style:family="text">
      <style:text-properties officeooo:rsid="00412366"/>
    </style:style>
    <style:style style:name="T236" style:family="text">
      <style:text-properties officeooo:rsid="0042aef2"/>
    </style:style>
    <style:style style:name="T237" style:family="text">
      <style:text-properties officeooo:rsid="0042f422"/>
    </style:style>
    <style:style style:name="T238" style:family="text">
      <style:text-properties officeooo:rsid="00438d72"/>
    </style:style>
    <style:style style:name="T239" style:family="text">
      <style:text-properties officeooo:rsid="0047190e"/>
    </style:style>
    <style:style style:name="T240" style:family="text">
      <style:text-properties officeooo:rsid="00478add"/>
    </style:style>
    <style:style style:name="T241" style:family="text">
      <style:text-properties officeooo:rsid="0049ce3f"/>
    </style:style>
    <style:style style:name="T242" style:family="text">
      <style:text-properties officeooo:rsid="004bbcb9"/>
    </style:style>
    <style:style style:name="T243" style:family="text">
      <style:text-properties officeooo:rsid="004cc61c"/>
    </style:style>
    <style:style style:name="T244" style:family="text">
      <style:text-properties officeooo:rsid="004d0826"/>
    </style:style>
    <style:style style:name="T245" style:family="text">
      <style:text-properties officeooo:rsid="004e687f"/>
    </style:style>
    <style:style style:name="T246" style:family="text">
      <style:text-properties officeooo:rsid="004fa552"/>
    </style:style>
    <style:style style:name="T247" style:family="text">
      <style:text-properties officeooo:rsid="00517d40"/>
    </style:style>
    <style:style style:name="T248" style:family="text">
      <style:text-properties officeooo:rsid="0052f469"/>
    </style:style>
    <style:style style:name="T249" style:family="text">
      <style:text-properties officeooo:rsid="005348f7"/>
    </style:style>
    <style:style style:name="T250" style:family="text">
      <style:text-properties officeooo:rsid="00536391"/>
    </style:style>
    <style:style style:name="T251" style:family="text">
      <style:text-properties officeooo:rsid="005710d7"/>
    </style:style>
    <style:style style:name="T252" style:family="text">
      <style:text-properties officeooo:rsid="00580b58"/>
    </style:style>
    <style:style style:name="T253" style:family="text">
      <style:text-properties officeooo:rsid="0059af1b"/>
    </style:style>
    <style:style style:name="T254" style:family="text">
      <style:text-properties officeooo:rsid="005a070e"/>
    </style:style>
    <style:style style:name="T255" style:family="text">
      <style:text-properties officeooo:rsid="005bca59"/>
    </style:style>
    <style:style style:name="T256" style:family="text">
      <style:text-properties officeooo:rsid="005d1de3"/>
    </style:style>
    <style:style style:name="T257" style:family="text">
      <style:text-properties officeooo:rsid="005fb121"/>
    </style:style>
    <style:style style:name="T258" style:family="text">
      <style:text-properties officeooo:rsid="0060f9dd"/>
    </style:style>
    <style:style style:name="T259" style:family="text">
      <style:text-properties officeooo:rsid="0061e1e6"/>
    </style:style>
    <style:style style:name="T260" style:family="text">
      <style:text-properties officeooo:rsid="0063c8c6"/>
    </style:style>
    <style:style style:name="T261" style:family="text">
      <style:text-properties officeooo:rsid="0064d2a2"/>
    </style:style>
    <style:style style:name="T262" style:family="text">
      <style:text-properties officeooo:rsid="00688003"/>
    </style:style>
    <style:style style:name="T263" style:family="text">
      <style:text-properties officeooo:rsid="006aa24f"/>
    </style:style>
    <style:style style:name="T264" style:family="text">
      <style:text-properties officeooo:rsid="006b5c0a"/>
    </style:style>
    <style:style style:name="T265" style:family="text">
      <style:text-properties officeooo:rsid="006c6b79"/>
    </style:style>
    <style:style style:name="T266" style:family="text">
      <style:text-properties officeooo:rsid="006d7b0f"/>
    </style:style>
    <style:style style:name="T267" style:family="text">
      <style:text-properties officeooo:rsid="007377df"/>
    </style:style>
    <style:style style:name="T268" style:family="text">
      <style:text-properties officeooo:rsid="00788204"/>
    </style:style>
    <style:style style:name="T269" style:family="text">
      <style:text-properties officeooo:rsid="007b5eb5"/>
    </style:style>
    <style:style style:name="T270" style:family="text">
      <style:text-properties officeooo:rsid="008809c8"/>
    </style:style>
    <style:style style:name="T271" style:family="text">
      <style:text-properties officeooo:rsid="0089797a"/>
    </style:style>
    <style:style style:name="T272" style:family="text">
      <style:text-properties officeooo:rsid="008b5c18"/>
    </style:style>
    <style:style style:name="T273" style:family="text">
      <style:text-properties officeooo:rsid="008d5e23"/>
    </style:style>
    <style:style style:name="T274" style:family="text">
      <style:text-properties officeooo:rsid="00958654"/>
    </style:style>
    <style:style style:name="T275" style:family="text">
      <style:text-properties officeooo:rsid="0097fec4"/>
    </style:style>
    <style:style style:name="T276" style:family="text">
      <style:text-properties officeooo:rsid="00982f6e"/>
    </style:style>
    <style:style style:name="T277" style:family="text">
      <style:text-properties officeooo:rsid="0098ad1d"/>
    </style:style>
    <style:style style:name="T278" style:family="text">
      <style:text-properties officeooo:rsid="009a4bbc"/>
    </style:style>
    <style:style style:name="T279" style:family="text">
      <style:text-properties officeooo:rsid="009ba72f"/>
    </style:style>
    <style:style style:name="T280" style:family="text">
      <style:text-properties officeooo:rsid="009bacb4"/>
    </style:style>
    <style:style style:name="T281" style:family="text">
      <style:text-properties officeooo:rsid="009d3527"/>
    </style:style>
    <style:style style:name="T282" style:family="text">
      <style:text-properties officeooo:rsid="009dea5c"/>
    </style:style>
    <style:style style:name="T283" style:family="text">
      <style:text-properties officeooo:rsid="00a1f97a"/>
    </style:style>
    <style:style style:name="T284" style:family="text">
      <style:text-properties officeooo:rsid="00a282f4"/>
    </style:style>
    <style:style style:name="T285" style:family="text">
      <style:text-properties officeooo:rsid="00a3b4f5"/>
    </style:style>
    <style:style style:name="T286" style:family="text">
      <style:text-properties officeooo:rsid="00a7064c"/>
    </style:style>
    <style:style style:name="T287" style:family="text">
      <style:text-properties officeooo:rsid="00b1a29e"/>
    </style:style>
    <style:style style:name="T288" style:family="text">
      <style:text-properties officeooo:rsid="00b22731"/>
    </style:style>
    <style:style style:name="T289" style:family="text">
      <style:text-properties officeooo:rsid="00b35e6f"/>
    </style:style>
    <style:style style:name="T290" style:family="text">
      <style:text-properties officeooo:rsid="00b3e701"/>
    </style:style>
    <style:style style:name="T291" style:family="text">
      <style:text-properties officeooo:rsid="00b703ce"/>
    </style:style>
    <style:style style:name="T292" style:family="text">
      <style:text-properties officeooo:rsid="00b87171"/>
    </style:style>
    <style:style style:name="T293" style:family="text">
      <style:text-properties officeooo:rsid="00bac1af"/>
    </style:style>
    <style:style style:name="T294" style:family="text">
      <style:text-properties officeooo:rsid="00bcb764"/>
    </style:style>
    <style:style style:name="T295" style:family="text">
      <style:text-properties officeooo:rsid="00bf648a"/>
    </style:style>
    <style:style style:name="T296" style:family="text">
      <style:text-properties officeooo:rsid="00bfdb0e"/>
    </style:style>
    <style:style style:name="T297" style:family="text">
      <style:text-properties officeooo:rsid="00c0e9ca"/>
    </style:style>
    <style:style style:name="T298" style:family="text">
      <style:text-properties officeooo:rsid="00c2dff6"/>
    </style:style>
    <style:style style:name="T299" style:family="text">
      <style:text-properties officeooo:rsid="00c3638f"/>
    </style:style>
    <style:style style:name="T300" style:family="text">
      <style:text-properties officeooo:rsid="00c84ba1"/>
    </style:style>
    <style:style style:name="T301" style:family="text">
      <style:text-properties officeooo:rsid="00c9d921"/>
    </style:style>
    <style:style style:name="T302" style:family="text">
      <style:text-properties style:font-name="Liberation Serif1" officeooo:rsid="00c9d921"/>
    </style:style>
    <style:style style:name="T303" style:family="text">
      <style:text-properties officeooo:rsid="00ca5168"/>
    </style:style>
    <style:style style:name="T304" style:family="text">
      <style:text-properties officeooo:rsid="00cc4a18"/>
    </style:style>
    <style:style style:name="T305" style:family="text">
      <style:text-properties officeooo:rsid="00ce663b"/>
    </style:style>
    <style:style style:name="T306" style:family="text">
      <style:text-properties officeooo:rsid="00cfeb19"/>
    </style:style>
    <style:style style:name="T307" style:family="text">
      <style:text-properties officeooo:rsid="00d4389e"/>
    </style:style>
    <style:style style:name="T308" style:family="text">
      <style:text-properties officeooo:rsid="00d73f2a"/>
    </style:style>
    <style:style style:name="T309" style:family="text">
      <style:text-properties officeooo:rsid="00d97fd5"/>
    </style:style>
    <style:style style:name="T310" style:family="text">
      <style:text-properties officeooo:rsid="00db103b"/>
    </style:style>
    <style:style style:name="T311" style:family="text">
      <style:text-properties officeooo:rsid="00dd1a5d"/>
    </style:style>
    <style:style style:name="T312" style:family="text">
      <style:text-properties officeooo:rsid="00e0d90d"/>
    </style:style>
    <style:style style:name="T313" style:family="text">
      <style:text-properties officeooo:rsid="00e3e03b"/>
    </style:style>
    <style:style style:name="T314" style:family="text">
      <style:text-properties officeooo:rsid="00e791f4"/>
    </style:style>
    <style:style style:name="T315" style:family="text">
      <style:text-properties officeooo:rsid="00ea0d67"/>
    </style:style>
    <style:style style:name="T316" style:family="text">
      <style:text-properties officeooo:rsid="00ec4b9a"/>
    </style:style>
    <style:style style:name="T317" style:family="text">
      <style:text-properties officeooo:rsid="00ee176c"/>
    </style:style>
    <style:style style:name="T318" style:family="text">
      <style:text-properties officeooo:rsid="00eeb32f"/>
    </style:style>
    <style:style style:name="T319" style:family="text">
      <style:text-properties officeooo:rsid="00f00659"/>
    </style:style>
    <style:style style:name="T320" style:family="text">
      <style:text-properties officeooo:rsid="00f452ad"/>
    </style:style>
    <style:style style:name="T321" style:family="text">
      <style:text-properties officeooo:rsid="00f855ba"/>
    </style:style>
    <style:style style:name="T322" style:family="text">
      <style:text-properties officeooo:rsid="00f8a6ca"/>
    </style:style>
    <style:style style:name="T323" style:family="text">
      <style:text-properties officeooo:rsid="00f92eb1"/>
    </style:style>
    <style:style style:name="T324" style:family="text">
      <style:text-properties officeooo:rsid="00fab57e"/>
    </style:style>
    <style:style style:name="T325" style:family="text">
      <style:text-properties officeooo:rsid="010fe531"/>
    </style:style>
    <style:style style:name="T326" style:family="text">
      <style:text-properties fo:font-size="96pt" fo:font-weight="bold" officeooo:rsid="0113a721" style:font-size-asian="96pt" style:font-weight-asian="bold" style:font-size-complex="96pt" style:font-weight-complex="bold"/>
    </style:style>
    <style:style style:name="T327" style:family="text">
      <style:text-properties officeooo:rsid="01167388"/>
    </style:style>
    <style:style style:name="T328" style:family="text">
      <style:text-properties style:font-size-asian="10.5pt"/>
    </style:style>
    <style:style style:name="T329" style:family="text">
      <style:text-properties officeooo:rsid="0115e595" style:font-size-asian="10.5pt"/>
    </style:style>
    <style:style style:name="T330" style:family="text">
      <style:text-properties officeooo:rsid="0119b982" style:font-size-asian="10.5pt"/>
    </style:style>
    <style:style style:name="T331" style:family="text">
      <style:text-properties officeooo:rsid="011e1e60" style:font-size-asian="10.5pt"/>
    </style:style>
    <style:style style:name="T332" style:family="text">
      <style:text-properties officeooo:rsid="012255d7" style:font-size-asian="10.5pt"/>
    </style:style>
    <style:style style:name="T333" style:family="text">
      <style:text-properties officeooo:rsid="012400d5" style:font-size-asian="10.5pt"/>
    </style:style>
    <style:style style:name="T334" style:family="text">
      <style:text-properties officeooo:rsid="01258f0b" style:font-size-asian="10.5pt"/>
    </style:style>
    <style:style style:name="T335" style:family="text">
      <style:text-properties officeooo:rsid="01273b09" style:font-size-asian="10.5pt"/>
    </style:style>
    <style:style style:name="T336" style:family="text">
      <style:text-properties officeooo:rsid="012c5d78" style:font-size-asian="10.5pt"/>
    </style:style>
    <style:style style:name="T337" style:family="text">
      <style:text-properties officeooo:rsid="012ce7ae" style:font-size-asian="10.5pt"/>
    </style:style>
    <style:style style:name="T338" style:family="text">
      <style:text-properties officeooo:rsid="012ec5ed" style:font-size-asian="10.5pt"/>
    </style:style>
    <style:style style:name="T339" style:family="text">
      <style:text-properties officeooo:rsid="013fa294" style:font-size-asian="10.5pt"/>
    </style:style>
    <style:style style:name="T340" style:family="text">
      <style:text-properties officeooo:rsid="0141a835" style:font-size-asian="10.5pt"/>
    </style:style>
    <style:style style:name="T341" style:family="text">
      <style:text-properties officeooo:rsid="014501d0" style:font-size-asian="10.5pt"/>
    </style:style>
    <style:style style:name="T342" style:family="text">
      <style:text-properties officeooo:rsid="0146e100" style:font-size-asian="10.5pt"/>
    </style:style>
    <style:style style:name="T343" style:family="text">
      <style:text-properties officeooo:rsid="014893e6" style:font-size-asian="10.5pt"/>
    </style:style>
    <style:style style:name="T344" style:family="text">
      <style:text-properties officeooo:rsid="0149d4a5" style:font-size-asian="10.5pt"/>
    </style:style>
    <style:style style:name="T345" style:family="text">
      <style:text-properties officeooo:rsid="014a084b" style:font-size-asian="10.5pt"/>
    </style:style>
    <style:style style:name="T346" style:family="text">
      <style:text-properties officeooo:rsid="014ebb6a" style:font-size-asian="10.5pt"/>
    </style:style>
    <style:style style:name="T347" style:family="text">
      <style:text-properties officeooo:rsid="014f5e69" style:font-size-asian="10.5pt"/>
    </style:style>
    <style:style style:name="T348" style:family="text">
      <style:text-properties officeooo:rsid="0152b402" style:font-size-asian="10.5pt"/>
    </style:style>
    <style:style style:name="T349" style:family="text">
      <style:text-properties officeooo:rsid="01533f2e" style:font-size-asian="10.5pt"/>
    </style:style>
    <style:style style:name="T350" style:family="text">
      <style:text-properties officeooo:rsid="0156ad21" style:font-size-asian="10.5pt"/>
    </style:style>
    <style:style style:name="T351" style:family="text">
      <style:text-properties officeooo:rsid="0158338f" style:font-size-asian="10.5pt"/>
    </style:style>
    <style:style style:name="T352" style:family="text">
      <style:text-properties officeooo:rsid="01588b3a" style:font-size-asian="10.5pt"/>
    </style:style>
    <style:style style:name="T353" style:family="text">
      <style:text-properties officeooo:rsid="015a5e57" style:font-size-asian="10.5pt"/>
    </style:style>
    <style:style style:name="T354" style:family="text">
      <style:text-properties officeooo:rsid="015d99d2" style:font-size-asian="10.5pt"/>
    </style:style>
    <style:style style:name="T355" style:family="text">
      <style:text-properties officeooo:rsid="0161a599" style:font-size-asian="10.5pt"/>
    </style:style>
    <style:style style:name="T356" style:family="text">
      <style:text-properties officeooo:rsid="0162f88c" style:font-size-asian="10.5pt"/>
    </style:style>
    <style:style style:name="T357" style:family="text">
      <style:text-properties officeooo:rsid="0163f72a" style:font-size-asian="10.5pt"/>
    </style:style>
    <style:style style:name="T358" style:family="text">
      <style:text-properties officeooo:rsid="016450d0" style:font-size-asian="10.5pt"/>
    </style:style>
    <style:style style:name="T359" style:family="text">
      <style:text-properties officeooo:rsid="01661d08" style:font-size-asian="10.5pt"/>
    </style:style>
    <style:style style:name="T360" style:family="text">
      <style:text-properties officeooo:rsid="01674274" style:font-size-asian="10.5pt"/>
    </style:style>
    <style:style style:name="T361" style:family="text">
      <style:text-properties officeooo:rsid="01686828" style:font-size-asian="10.5pt"/>
    </style:style>
    <style:style style:name="T362" style:family="text">
      <style:text-properties officeooo:rsid="016ee216" style:font-size-asian="10.5pt"/>
    </style:style>
    <style:style style:name="T363" style:family="text">
      <style:text-properties officeooo:rsid="016fd852" style:font-size-asian="10.5pt"/>
    </style:style>
    <style:style style:name="T364" style:family="text">
      <style:text-properties officeooo:rsid="01718d4a" style:font-size-asian="10.5pt"/>
    </style:style>
    <style:style style:name="T365" style:family="text">
      <style:text-properties officeooo:rsid="01751681" style:font-size-asian="10.5pt"/>
    </style:style>
    <style:style style:name="T366" style:family="text">
      <style:text-properties officeooo:rsid="0176333c" style:font-size-asian="10.5pt"/>
    </style:style>
    <style:style style:name="T367" style:family="text">
      <style:text-properties officeooo:rsid="01786257" style:font-size-asian="10.5pt"/>
    </style:style>
    <style:style style:name="T368" style:family="text">
      <style:text-properties officeooo:rsid="017c53b5" style:font-size-asian="10.5pt"/>
    </style:style>
    <style:style style:name="T369" style:family="text">
      <style:text-properties officeooo:rsid="017e359d" style:font-size-asian="10.5pt"/>
    </style:style>
    <style:style style:name="T370" style:family="text">
      <style:text-properties officeooo:rsid="018033b7" style:font-size-asian="10.5pt"/>
    </style:style>
    <style:style style:name="T371" style:family="text">
      <style:text-properties officeooo:rsid="0181b491" style:font-size-asian="10.5pt"/>
    </style:style>
    <style:style style:name="T372" style:family="text">
      <style:text-properties officeooo:rsid="0182e44f" style:font-size-asian="10.5pt"/>
    </style:style>
    <style:style style:name="T373" style:family="text">
      <style:text-properties officeooo:rsid="01cbd571" style:font-size-asian="10.5pt"/>
    </style:style>
    <style:style style:name="T374" style:family="text">
      <style:text-properties officeooo:rsid="01d46bc4" style:font-size-asian="10.5pt"/>
    </style:style>
    <style:style style:name="T375" style:family="text">
      <style:text-properties officeooo:rsid="012ce7ae" fo:background-color="#fff200" loext:char-shading-value="0" style:font-size-asian="10.5pt"/>
    </style:style>
    <style:style style:name="T376" style:family="text">
      <style:text-properties officeooo:rsid="012ec5ed" fo:background-color="#fff200" loext:char-shading-value="0" style:font-size-asian="10.5pt"/>
    </style:style>
    <style:style style:name="T377" style:family="text">
      <style:text-properties officeooo:rsid="018422e7"/>
    </style:style>
    <style:style style:name="T378" style:family="text">
      <style:text-properties officeooo:rsid="0187a63d"/>
    </style:style>
    <style:style style:name="T379" style:family="text">
      <style:text-properties officeooo:rsid="01896ae2"/>
    </style:style>
    <style:style style:name="T380" style:family="text">
      <style:text-properties officeooo:rsid="01899df4"/>
    </style:style>
    <style:style style:name="T381" style:family="text">
      <style:text-properties officeooo:rsid="018aee3d"/>
    </style:style>
    <style:style style:name="T382" style:family="text">
      <style:text-properties officeooo:rsid="018af5ea"/>
    </style:style>
    <style:style style:name="T383" style:family="text">
      <style:text-properties officeooo:rsid="018b5ab4"/>
    </style:style>
    <style:style style:name="T384" style:family="text">
      <style:text-properties officeooo:rsid="018c2b02"/>
    </style:style>
    <style:style style:name="T385" style:family="text">
      <style:text-properties officeooo:rsid="018d0c28"/>
    </style:style>
    <style:style style:name="T386" style:family="text">
      <style:text-properties officeooo:rsid="01919d3a"/>
    </style:style>
    <style:style style:name="T387" style:family="text">
      <style:text-properties officeooo:rsid="0193fa98"/>
    </style:style>
    <style:style style:name="T388" style:family="text">
      <style:text-properties officeooo:rsid="0195b7c4"/>
    </style:style>
    <style:style style:name="T389" style:family="text">
      <style:text-properties officeooo:rsid="01970b0c"/>
    </style:style>
    <style:style style:name="T390" style:family="text">
      <style:text-properties officeooo:rsid="01988c48"/>
    </style:style>
    <style:style style:name="T391" style:family="text">
      <style:text-properties officeooo:rsid="01989370"/>
    </style:style>
    <style:style style:name="T392" style:family="text">
      <style:text-properties officeooo:rsid="019e9fc6"/>
    </style:style>
    <style:style style:name="T393" style:family="text">
      <style:text-properties officeooo:rsid="019f0cb6"/>
    </style:style>
    <style:style style:name="T394" style:family="text">
      <style:text-properties officeooo:rsid="01a08229"/>
    </style:style>
    <style:style style:name="T395" style:family="text">
      <style:text-properties officeooo:rsid="01a13e1d"/>
    </style:style>
    <style:style style:name="T396" style:family="text">
      <style:text-properties officeooo:rsid="01a2a253"/>
    </style:style>
    <style:style style:name="T397" style:family="text">
      <style:text-properties officeooo:rsid="01a4400d"/>
    </style:style>
    <style:style style:name="T398" style:family="text">
      <style:text-properties officeooo:rsid="01a56a5c"/>
    </style:style>
    <style:style style:name="T399" style:family="text">
      <style:text-properties officeooo:rsid="01a5acac"/>
    </style:style>
    <style:style style:name="T400" style:family="text">
      <style:text-properties officeooo:rsid="01a626cc"/>
    </style:style>
    <style:style style:name="T401" style:family="text">
      <style:text-properties officeooo:rsid="01a6aea8"/>
    </style:style>
    <style:style style:name="T402" style:family="text">
      <style:text-properties officeooo:rsid="01a7034c"/>
    </style:style>
    <style:style style:name="T403" style:family="text">
      <style:text-properties officeooo:rsid="01a98bd8"/>
    </style:style>
    <style:style style:name="T404" style:family="text">
      <style:text-properties officeooo:rsid="01ab2e07"/>
    </style:style>
    <style:style style:name="T405" style:family="text">
      <style:text-properties officeooo:rsid="01ad8068"/>
    </style:style>
    <style:style style:name="T406" style:family="text">
      <style:text-properties officeooo:rsid="01ae311a"/>
    </style:style>
    <style:style style:name="T407" style:family="text">
      <style:text-properties officeooo:rsid="01bf6eda"/>
    </style:style>
    <style:style style:name="T408" style:family="text">
      <style:text-properties officeooo:rsid="01c1908c"/>
    </style:style>
    <style:style style:name="T409" style:family="text">
      <style:text-properties officeooo:rsid="01c23b47"/>
    </style:style>
    <style:style style:name="T410" style:family="text">
      <style:text-properties officeooo:rsid="01c26a4b"/>
    </style:style>
    <style:style style:name="T411" style:family="text">
      <style:text-properties officeooo:rsid="01c2cbdf"/>
    </style:style>
    <style:style style:name="T412" style:family="text">
      <style:text-properties officeooo:rsid="01c4b7da"/>
    </style:style>
    <style:style style:name="T413" style:family="text">
      <style:text-properties officeooo:rsid="01c8f317"/>
    </style:style>
    <style:style style:name="T414" style:family="text">
      <style:text-properties officeooo:rsid="01ca1037"/>
    </style:style>
    <style:style style:name="T415" style:family="text">
      <style:text-properties officeooo:rsid="01cbd571"/>
    </style:style>
    <style:style style:name="T416" style:family="text">
      <style:text-properties officeooo:rsid="01cda6f6"/>
    </style:style>
    <style:style style:name="T417" style:family="text">
      <style:text-properties officeooo:rsid="01d097ae"/>
    </style:style>
    <style:style style:name="T418" style:family="text">
      <style:text-properties officeooo:rsid="01d2221c"/>
    </style:style>
    <style:style style:name="T419" style:family="text">
      <style:text-properties officeooo:rsid="01d46bc4"/>
    </style:style>
    <style:style style:name="T420" style:family="text">
      <style:text-properties officeooo:rsid="01d48225"/>
    </style:style>
    <style:style style:name="T421" style:family="text">
      <style:text-properties officeooo:rsid="01d825c6"/>
    </style:style>
    <style:style style:name="T422" style:family="text">
      <style:text-properties officeooo:rsid="01d8b528"/>
    </style:style>
    <style:style style:name="T423" style:family="text">
      <style:text-properties officeooo:rsid="01dd2803"/>
    </style:style>
    <style:style style:name="T424" style:family="text">
      <style:text-properties officeooo:rsid="01de1dfd"/>
    </style:style>
    <style:style style:name="T425" style:family="text">
      <style:text-properties officeooo:rsid="01e15c99"/>
    </style:style>
    <style:style style:name="T426" style:family="text">
      <style:text-properties officeooo:rsid="01e2a119"/>
    </style:style>
    <style:style style:name="T427" style:family="text">
      <style:text-properties officeooo:rsid="01e5168b"/>
    </style:style>
    <style:style style:name="T428" style:family="text">
      <style:text-properties officeooo:rsid="01eed505"/>
    </style:style>
    <style:style style:name="T429" style:family="text">
      <style:text-properties officeooo:rsid="01eefc7f"/>
    </style:style>
    <style:style style:name="T430" style:family="text">
      <style:text-properties officeooo:rsid="01ef8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93">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77">. Irritated, </text:span><text:span text:style-name="T78">t</text:span><text:span text:style-name="T77">he Annointed </text:span><text:span text:style-name="T78">One</text:span><text:span text:style-name="T77"> </text:span><text:span text:style-name="T79">swiveled to face </text:span><text:span text:style-name="T77">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77"><text:tab/>It didn’t take long for Gasban to begin speaking. “We finished final checks last night, arch-chancellor. </text:span><text:span text:style-name="T78">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78"><text:tab/>“Of course. </text:span><text:span text:style-name="T79">Naturally it is my deepest hope that we can continue with the ceremony,</text:span><text:span text:style-name="T78">” came the response, with barely enough room between his and Vinias’ words for a mouse to fit.</text:span></text:p>
      <text:p text:style-name="P71"><text:span text:style-name="T78"><text:tab/></text:span><text:span text:style-name="T79">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79"><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84">for authority</text:span><text:span text:style-name="T79">. </text:span><text:span text:style-name="T84">The kind of d</text:span><text:span text:style-name="T79">iscipline that Vinias </text:span><text:span text:style-name="T84">had in ample amounts</text:span><text:span text:style-name="T79">. </text:span><text:span text:style-name="T84">The kind of r</text:span><text:span text:style-name="T80">espect that gave Vinias the edge </text:span><text:span text:style-name="T84">over Gasban </text:span><text:span text:style-name="T80">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80"><text:tab/>“</text:span><text:span text:style-name="T81">X</text:span><text:span text:style-name="T80"> years ago westerlin savages broke through our Dome.” Cheerful expressions worked themselves into frowns across the square. Many present today were refugees from the </text:span><text:span text:style-name="T81">precipice</text:span><text:span text:style-name="T80">, or </text:span><text:span text:style-name="T81">else knew people who lived there. Too many. “They ravaged our landscape! And did they leave our Trails untouched, that we might send aid? Did they not cut the cirulires? Did they not demolish our tranpanes?”</text:span></text:p>
      <text:p text:style-name="P71"><text:span text:style-name="T81"><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81">they had no idea; the people of Mussel </text:span><text:span text:style-name="T82">could not understand their sudden enemies anymore than they could mount a defense against them after years of complacency. Vinias could use that to unite them.</text:span></text:p>
      <text:p text:style-name="P71"><text:span text:style-name="T82"><text:tab/>Tapping into his Glimmer armband, </text:span><text:span text:style-name="T83">Vinias focused some of his cirule into the Archchancellor’s staff. An ornate affair of carved mahogany with two walnut-sized </text:span><text:span text:style-name="T86">Glimmer-fashioned</text:span><text:span text:style-name="T83"> semicircles embedded on to either side of a cross guard at the top. Branching out from the cross guard were two lengths of wood bending up and slightly towards each other before bending out and away. Where the bends were closest sat</text:span><text:span text:style-name="T86"> a sleek Glimmer sphere </text:span><text:span text:style-name="T83">that touched the base of the cross guard and the two bends, </text:span><text:span text:style-name="T86">giving</text:span><text:span text:style-name="T84"> off a faint light</text:span><text:span text:style-name="T83">.</text:span></text:p>
      <text:p text:style-name="P71"><text:span text:style-name="T83"><text:tab/>“</text:span><text:span text:style-name="T84">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84"><text:tab/></text:span><text:span text:style-name="T85">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85"><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86">Strength that it could focus enough cirule to transpane someone from the top of the tower to any where else. And today was the day of its maiden send off.</text:span></text:p>
      <text:p text:style-name="P71"><text:span text:style-name="T86"><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87">Cirulists and Craftsfolk</text:span><text:span text:style-name="T86"> </text:span><text:span text:style-name="T87">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87"><text:tab/>Glowing intensified from the transpane. The colonists standing on top of it began to glow with the same light dancing off the transpane, until the light from every person briefly flashed and they were gone. </text:span><text:span text:style-name="T88">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213">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76"><text:tab/></text:span><text:span text:style-name="T4">The first days were the hardest. I think that is what everyone expected, but no one knew just </text:span><text:span text:style-name="T89">how </text:span><text:span text:style-name="T4"><text:s/>difficult it would be.</text:span></text:p>
      <text:p text:style-name="P81">----------</text:p>
      <text:p text:style-name="P73"><text:span text:style-name="T76"><text:tab/>For as long as Jisto could remember, the moon shone </text:span><text:span text:style-name="T89">every</text:span><text:span text:style-name="T76"> night </text:span><text:span text:style-name="T89">of his life</text:span><text:span text:style-name="T76">. Great-father told Jisto stories about the moon throughout his childhood. Gazing up at the moon, as he did every night, sometimes he could still hear them. </text:span><text:span text:style-name="T89">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89"><text:tab/>Shaking himself, Jisto put a little pip into his step and urged Brond to hurry up as well. It was getting too late for dreary thoughts. In </text:span><text:span text:style-name="T90">his</text:span><text:span text:style-name="T89"> estimation time, spent worrying was better time spent hurrying, but saying such things to papi earned a </text:span><text:span text:style-name="T90">grunt</text:span><text:span text:style-name="T89">. </text:span><text:span text:style-name="T90">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90"><text:tab/></text:span><text:span text:style-name="T91">Jisto turned right at the fountain square. He thought that it was a little too silent for the night… oh, the tavern isn’t open. </text:span><text:span text:style-name="T5">Hmm,</text:span><text:span text:style-name="T91"> Jisto thought, </text:span><text:span text:style-name="T5">it usually never misses a night- especially not high-moon</text:span><text:span text:style-name="T91">.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76"><text:tab/>Shutting the book with perhaps a little more force than necessary, Piper shuffled over to his cot and shelved </text:span><text:span text:style-name="T2">Ancient Architecture</text:span><text:span text:style-name="T76">. Dreary old buildings did not captivate Piper’s interest the same way stories about heroes fighting fantastical creatures could. Jisto never read, </text:span><text:span text:style-name="T92">yet always needled Piper about reading the same old kind of books.</text:span></text:p>
      <text:p text:style-name="P74"><text:soft-page-break/><text:span text:style-name="T76"><text:tab/></text:span><text:span text:style-name="T6">Well, I can do different things, </text:span><text:span text:style-name="T92">he thought. </text:span><text:span text:style-name="T6">I definitely read different books for myself. Definitely not to impress Jisto</text:span><text:span text:style-name="T92">.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94">[This doesnt make sense, the cobblers shop is also in the town; move this to the part where jisto gets into town and switch around the predicates]</text:span><text:span text:style-name="T181">.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11">at any townhouse meeting</text:span>. Typically, Jisto would have heard the mayor’s booming voice, <text:span text:style-name="T211">even this far off</text:span>.</text:p>
      <text:p text:style-name="P85"><text:tab/><text:span text:style-name="T211">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211">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211">Even so… </text:span></text:p>
      <text:p text:style-name="P85"><text:tab/><text:span text:style-name="T7">No, </text:span><text:span text:style-name="T211">he thought, </text:span><text:span text:style-name="T7">I have to give Brond a rest. </text:span><text:span text:style-name="T211">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12">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94">[its turqouise/aquamarine, but I dont think he’s ever seen an aquamarine] </text:span><text:span text:style-name="T18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81"><text:tab/>Behind the slats and the candle (it seemed taller than Brond remembered; he would have to find higher slats) was the source of the sounds. Jisto estimated about </text:span><text:span text:style-name="T183">forty</text:span><text:span text:style-name="T181"> people in total were inside. Jisto could barely make out papi, sitting next to the large and burly chested farmer au’Bornen. A</text:span><text:span text:style-name="T183">round ten</text:span><text:span text:style-name="T181"> </text:span><text:soft-page-break/><text:span text:style-name="T181">townsfolk had remained standing, leaving seven of the tallest chairs, </text:span><text:span text:style-name="T187">at the head of the large oaken table and</text:span><text:span text:style-name="T181"> closest to Jisto, unoccupied.</text:span></text:p>
      <text:p text:style-name="P86"><text:span text:style-name="T181"><text:tab/>Five people sat on the Order of Conduct. Leading them during Session was the mayor and his deputy. </text:span><text:span text:style-name="T182">A small knot grew in Jisto’s stomach. His legs twitched and longed to kick into action. Maybe just a bit of fresh air…</text:span></text:p>
      <text:p text:style-name="P86"><text:span text:style-name="T18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95">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8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1">glass</text:span><text:span text:style-name="T182"> windows, why he’s practically begging for an innocent passerby to look on in.</text:span></text:p>
      <text:p text:style-name="P86"><text:span text:style-name="T181"><text:tab/></text:span><text:span text:style-name="T18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84">Relaxed, Jisto leaned back against the siding.</text:span></text:p>
      <text:p text:style-name="P86"><text:span text:style-name="T18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84">his fingers and press their backs against Jisto’s mouth.</text:span></text:p>
      <text:p text:style-name="P86"><text:span text:style-name="T184"><text:tab/>Remembering exactly what building he was outside of, and occupants who were </text:span><text:span text:style-name="T52">inside</text:span><text:span text:style-name="T184">,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84"><text:tab/>Jisto paused for a brief moment. </text:span><text:span text:style-name="T52">Trouble?</text:span><text:span text:style-name="T184"> Now and again, trouble had a way of finding Jisto. Trouble had a way of ruining a perfectly good joke, and making him look bad. But never, </text:span><text:span text:style-name="T52">never</text:span><text:span text:style-name="T184">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84"><text:tab/>Piper’s bemusement was almost too much for Jisto. It took a good deal of his restraint not to jab him back, see how </text:span><text:span text:style-name="T52">he </text:span><text:span text:style-name="T184">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84"><text:tab/>“When mam didn’t come back at the normal time, I thought I had to check it out,” </text:span><text:span text:style-name="T185">Piper finally responded.</text:span><text:span text:style-name="T184"> Mistress Elzella was a fierce lady. She did not put up with unpunctual behavior. Or long meetings that would cause Mistress Elzella to be unpunctual. Still, </text:span><text:span text:style-name="T188">Jisto knew she had a soft spot for </text:span><text:soft-page-break/><text:span text:style-name="T188">him.</text:span><text:span text:style-name="T184"> </text:span><text:span text:style-name="T188">Elzi</text:span><text:span text:style-name="T185"> always said that he reminded her that “you don’t need to be serious all the time.” A </text:span><text:span text:style-name="T53">serious </text:span><text:span text:style-name="T185">affront to Jisto, but he could not remain angry very long when </text:span><text:span text:style-name="T189">Elzi would take a little off the cost of </text:span><text:span text:style-name="T185">new shoes for Brond. Or when she would slip him a feastday sweet before the actual day. </text:span><text:span text:style-name="T189">In general, o</text:span><text:span text:style-name="T185">ther people doing for Jisto the justice he deserves gain</text:span><text:span text:style-name="T189">s</text:span><text:span text:style-name="T185"> a lot of favor. Try to earn your own justice a little too often and the town chef’s begin to hide the meal preparations.</text:span></text:p>
      <text:p text:style-name="P93"><text:tab/>“Jisto? Are you paying attention?” Piper demanded.</text:p>
      <text:p text:style-name="P87"><text:span text:style-name="T185"><text:tab/>“Yes of course. I don’t see why people always claim my mind wanders. Even though it can be quite wander-</text:span><text:span text:style-name="T53">ful</text:span><text:span text:style-name="T185"> when I need it.”</text:span></text:p>
      <text:p text:style-name="P87"><text:span text:style-name="T185"><text:tab/>Jisto </text:span><text:span text:style-name="T186">didn’t bother to marshall indignation when Piper let out a derisive snort mixed with frustration.</text:span></text:p>
      <text:p text:style-name="P87"><text:span text:style-name="T186"><text:tab/>“</text:span><text:span text:style-name="T187">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87"><text:tab/>Special effort seem to go into the man’s appearance, more </text:span><text:span text:style-name="T188">effort than Jisto had ever seen Harralfolk put forth, </text:span><text:span text:style-name="T187">except </text:span><text:span text:style-name="T188">during the Karmban cycle. And even then. Something about the aloof way the man held himself, </text:span><text:span text:style-name="T54">casually</text:span><text:span text:style-name="T188">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88"><text:tab/></text:span><text:span text:style-name="T189">Piper snorted. “I watched and paid attention, dummy. You might figure a thing or too out on your own if you paid attention more.” Forestalling Jisto’s protest, Piper continued, “Look, I think he’s from the </text:span><text:span text:style-name="T55">capital</text:span><text:span text:style-name="T189">! Do you know what that means?” He sounded excited.</text:span></text:p>
      <text:p text:style-name="P87"><text:span text:style-name="T189"><text:tab/>“First off all, of course I knew all about the meeting. I just, you know, had to make sure </text:span><text:span text:style-name="T55">you</text:span><text:span text:style-name="T189">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89"><text:tab/>“</text:span><text:span text:style-name="T210">Oh my</text:span><text:span text:style-name="T189"> </text:span><text:span text:style-name="T96">[do not put god here, you fool, they have other exclamations. Or they don’t because YOU DONT KNOW WHAT THE CULTURE IS LIKE, HMMM?? SEEM LIKE A PROBLEM TO YOU AT ALL?]</text:span><text:span text:style-name="T189">, can you please stop joking for one second?” Piper took, then released, two breaths. “I am thoroughly convinced he’s from the capital. </text:span><text:span text:style-name="T190">Last time I saw someone dressed that nice, it must have been,” he glanced upward, creased his brow, and counted off on his fingers under his breath, “</text:span><text:span text:style-name="T191">eleven years ago?”</text:span></text:p>
      <text:p text:style-name="P87"><text:span text:style-name="T191"><text:tab/>“Piper, you squirrel, </text:span><text:span text:style-name="T192">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214">Jisto smirked, ”</text:span>I know what I know and <text:span text:style-name="T214">the</text:span> man in that room reminds me exactly of the <text:span text:style-name="T214">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214">After </text:span>Jisto jumped down <text:span text:style-name="T214">he </text:span>helped Piper descend before scoffing, <text:span text:style-name="T215">“as if they’d welcome us to </text:span><text:span text:style-name="T216">their meeting. Papi thinks I’m an embarrassment. Why do you think he always sends me on errands? And </text:span><text:span text:style-name="T220"><text:s/>“as if they’d let us barge in. Even if they didn’t spin us around and boot us out faster than the Chancellor’s own horse </text:span><text:span text:style-name="T221">[stop] </text:span><text:span text:style-name="T220">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220"><text:tab/>“That doesn’t change the fact that what they’re talking about is something we need to know. Do you not care at all that someone from the capital came all the way out to the </text:span><text:span text:style-name="T223">p</text:span><text:span text:style-name="T220">recipices? </text:span><text:span text:style-name="T223">Do you think he’s just out here enjoying himself? It’s a </text:span><text:span text:style-name="T222">&lt;long way a way&gt;</text:span><text:span text:style-name="T223">. It’s probably not worth the &lt;</text:span><text:span text:style-name="T222">government</text:span><text:span text:style-name="T223">&gt;’s time, or &lt;</text:span><text:span text:style-name="T222">currency, I need a lot of names!</text:span><text:span text:style-name="T223">&gt;{coin} to bother sending a representative.”</text:span></text:p>
      <text:p text:style-name="P96"><text:span text:style-name="T223"><text:tab/>After he felt that Piper had worked out a sufficient amount of frustration, (and maybe a </text:span><text:span text:style-name="T224">very</text:span><text:span text:style-name="T223"> little amount on his own part,) Jisto responded, “Of course I care! And I happen to know exactly why.” Piper didn’t respond to the bait.</text:span></text:p>
      <text:p text:style-name="P96"><text:span text:style-name="T223"><text:tab/>Finally, Jisto said, “Okay, [</text:span><text:span text:style-name="T222">smartass alternative]</text:span><text:span text:style-name="T223">,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223"><text:tab/>“Why, he came to get his overturned boots shined by the </text:span><text:span text:style-name="T224">best </text:span><text:span text:style-name="T223">cobbler in the ‘pices,” Jisto turned towards the townhouse before continuing, “Why wouldn’t such an </text:span><text:span text:style-name="T224">esteemed, reputable, </text:span><text:span text:style-name="T226">highly respected </text:span><text:span text:style-name="T225">chronicler </text:span><text:span text:style-name="T223">come all this way </text:span><text:span text:style-name="T226">for that</text:span><text:span text:style-name="T223">? </text:span><text:span text:style-name="T226">T</text:span><text:span text:style-name="T223">he best cobbler in all of Mussel if you ask papi.” Jisto threw his arms up, and hoped that Piper picked up on his mockery. Even Piper knew that using “mayorspeak” only made you sound silly.</text:span></text:p>
      <text:p text:style-name="P97"><text:span text:style-name="T223"><text:tab/></text:span><text:span text:style-name="T226">“Chronicler’s don’t look like that, squirrel head,” Piper threw back, his fixation on Jisto’s earlier insult making Jisto smile, “and they come a lot more often than this newcomer, and the man from way back.” </text:span><text:span text:style-name="T227">Piper’s agitation seemed to be at a low sizzle by now.</text:span></text:p>
      <text:p text:style-name="P2"><text:tab/>“Oh, I know all about chronicler’s. Papi has even more choice things to say about them than he does me!” <text:span text:style-name="T23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97">[lol]</text:span><text:span text:style-name="T233"> with cirule straight from the capital?</text:span></text:p>
      <text:p text:style-name="P2"><text:tab/><text:span text:style-name="T23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35">They both jumped as the door slammed open.</text:span></text:p>
      <text:p text:style-name="P2"/>
      <text:p text:style-name="P56">Chapter 3, <text:span text:style-name="T238">I guess</text:span> </text:p>
      <text:p text:style-name="P64">weird quote thing to help build background</text:p>
      <text:p text:style-name="P2"><text:tab/></text:p>
      <text:p text:style-name="P2"><text:tab/><text:span text:style-name="T235">Piper didn’t recover as quickly as Jisto, and that bothered him. Quickly he put the bother away. If he didn’t know better, he’d think Jisto pretended at nonchalance just to annoy him.</text:span></text:p>
      <text:p text:style-name="P2"><text:tab/>“...<text:span text:style-name="T234">clear that our plight means nothing to you!” came through the now open left-most door, announcing farmer au’Bornen. He and Jisto may as well have been two of the paving stones for all the </text:span><text:soft-page-break/><text:span text:style-name="T23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35">Piper stored that thought away for later. Several of the horses across the street were already mounted by the farmers who still had to make their way out to their fields, by the time the second door opened.</text:span></text:p>
      <text:p text:style-name="P2"><text:tab/><text:span text:style-name="T23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3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35">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3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36">It didn’t make sense for Piper to feel unease about the capitol man. </text:span><text:span text:style-name="T9">Hornless </text:span><text:span text:style-name="T10">h</text:span><text:span text:style-name="T9">aryits, I need something else to call him.</text:span><text:span text:style-name="T236"> Why shouldn’t the capital occasionally send someone… a visit from an… </text:span></text:p>
      <text:p text:style-name="P2"><text:tab/>“<text:span text:style-name="T236">Architect,” Piper blurted. </text:span></text:p>
      <text:p text:style-name="P2"><text:tab/>“<text:span text:style-name="T236">What?” asked Jisto.</text:span></text:p>
      <text:p text:style-name="P2"><text:tab/><text:span text:style-name="T236">Cheeks blushing slightly, Piper responded, “Architect, that’s what they’re called.” </text:span><text:span text:style-name="T98">[okay, but is this a name that Piper would think up/remember? I don’t know what I want him to be, remembering or inventing ughghghghghg]</text:span></text:p>
      <text:p text:style-name="P2"><text:tab/>“<text:span text:style-name="T236">Who?” asked Jisto.</text:span></text:p>
      <text:p text:style-name="P2"><text:tab/>“<text:span text:style-name="T236">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36">Ah, of course, I was waiting for you to figure that out.”</text:span></text:p>
      <text:p text:style-name="P2"><text:tab/><text:span text:style-name="T23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37">Jisto forestalled Piper’s retort. “Okay, impress me with your ‘haryit intellect’. Tell me why I care so deeply about an architect visiting us ‘picers.”</text:span></text:p>
      <text:p text:style-name="P3"><text:tab/><text:span text:style-name="T23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37"> tell </text:span><text:span text:style-name="T10">me</text:span><text:span text:style-name="T237">.”</text:span></text:p>
      <text:p text:style-name="P3"><text:span text:style-name="T237"><text:tab/>“Alright, an </text:span><text:span text:style-name="T10">Architect</text:span><text:span text:style-name="T237">. Know all about these people. They’re really important. They only visit precipice dumps like Harro’s every ten years or so. And, he scares the wits out of you. Good thing I’m here to help you remember.“</text:span></text:p>
      <text:p text:style-name="P1"><text:tab/>“<text:span text:style-name="T237">Oh, bravo </text:span><text:span text:style-name="T101">[um actually no one would say bravo in this world. It aint italian. But I don’t have a better way to confer the meaning behind a sarcastic bravo without outright telling the reader.]</text:span><text:span text:style-name="T237">. Clearly your knowledge knows no limits. </text:span><text:span text:style-name="T101">[This feels cliched, and I think I’m overplaying the banter between these two. We already had a “chapter” dedicated entirely to that, so this one needs to take a new direction.] </text:span><text:span text:style-name="T11">blah blah blah </text:span><text:span text:style-name="T237">“look, this is pretty big.”</text:span></text:p>
      <text:p text:style-name="P1"><text:soft-page-break/><text:span text:style-name="T239"><text:tab/></text:span><text:span text:style-name="T99">[~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39"><text:tab/>“No, you’re missing the bigger picture. Architects are a super important part of the government. I read that almost all of them have to work all day long just to keep the Cirulean Protocol running out of the Tower, why would they spare even one? </text:span><text:span text:style-name="T99">[I am retreading.. a lot of ground. We already asked why they have to send one all the way out.] </text:span><text:span text:style-name="T239">I’m telling you something isn’t, well, natural.”</text:span></text:p>
      <text:p text:style-name="P1"><text:tab/>“<text:span text:style-name="T23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39"> mayor but Jisto didn’t have the patience. He continued, “And it didn’t stop there, lots of other stuff happened too.”</text:span></text:p>
      <text:p text:style-name="P1"><text:tab/>“<text:span text:style-name="T240">Well, you had this weird idea that the Artifacts failed us. You had this whole mixed idea about the government trying to unhorn </text:span><text:span text:style-name="T100">[put one over; equivalent to pull the wool over ones eyes] </text:span><text:span text:style-name="T240">us or something.”</text:span></text:p>
      <text:p text:style-name="P1"><text:tab/><text:span text:style-name="T240">Piper injected, “As I recall </text:span><text:span text:style-name="T12">you </text:span><text:span text:style-name="T240">stole my madi’s nails; she didn’t let my papi sleep for a week just trying to replace them!”</text:span></text:p>
      <text:p text:style-name="P1"><text:tab/><text:span text:style-name="T240">Jisto waved the statement away, “That’s not my point.” He let go of his necklace, then continued, “Look, at the time you thought it was some secret </text:span><text:span text:style-name="T100">[I need a word equivalent to conspiracy, but fitting this world]</text:span><text:span text:style-name="T240">.</text:span><text:span text:style-name="T100"> </text:span><text:span text:style-name="T24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4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40">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40"><text:tab/>Piper laughed, “</text:span><text:span text:style-name="T12">Now</text:span><text:span text:style-name="T240"> who’s the hornlack </text:span><text:span text:style-name="T100">[idiot who sees things where there aren’t any. A haryit without horns. ]</text:span><text:span text:style-name="T240">?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41">As if,” Jisto scoffed, “Mayor can do what he wants, he’s the mayor after all. We’ll just see how far he gets with fake [</text:span><text:span text:style-name="T102">COIN]</text:span><text:span text:style-name="T241">.”</text:span></text:p>
      <text:p text:style-name="P1"><text:tab/>“<text:span text:style-name="T241">Great, I’ll catch you later [</text:span><text:span text:style-name="T102">no one would EVER EVER SAY THIS ONE THIS WORLD. WHAT WORLD? There is no world because the world building is hella inconsistent you dweeb].” </text:span><text:span text:style-name="T241">Piper started heading in the direction of his house. “Oh, and I’d try to get back quick, I think that’s your papi coming out </text:span><text:span text:style-name="T105">blaaaaaaaaaaah </text:span><text:span text:style-name="T241">before your papi, if I were you”</text:span></text:p>
      <text:p text:style-name="P1"><text:soft-page-break/><text:tab/><text:span text:style-name="T241">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94">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42">in a family of two professions.</text:span> <text:span text:style-name="T242">H</text:span>e had a bit more choice of which <text:span text:style-name="T242">one </text:span>to grow up into. <text:span text:style-name="T242">Smelling </text:span>the <text:span text:style-name="T242">culmination of a day’s worth of </text:span>sweat from Nadi and <text:span text:style-name="T242">Pithler every evening was enough to push him towards his madi’s expertise.</text:span></text:p>
      <text:p text:style-name="P7"><text:tab/><text:span text:style-name="T242">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42">Piper thought as he pushed his way into the shop, </text:span><text:span text:style-name="T13">madi is out getting water.</text:span><text:span text:style-name="T242"> She was nowhere to be seen, as usual. The daily [</text:span><text:span text:style-name="T103">cool word for morning] </text:span><text:span text:style-name="T242">ritual did not vary much. Piper still liked to walk himself through his deductions every day. It helped wake the mind up. And when he made a mistake of who’s where then the day usually turned out to be interesting.</text:span></text:p>
      <text:p text:style-name="P7"><text:tab/><text:span text:style-name="T242">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43">Reasonable, perhaps, if you don’t want to be accustomed to burning your timbered house down. But not so for a hungry Pithler. Against burning the building he may be, but definitely not reasonable.</text:span></text:p>
      <text:p text:style-name="P7"><text:tab/><text:span text:style-name="T244">A prolonged hiss emerged from the small doorway embedded in the divider wall. The sound of hammers stopped coming through </text:span><text:span text:style-name="T104">[wow great imagery]</text:span><text:span text:style-name="T244">.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45">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45">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46">Piper offered some flatroot leaves, which Nadi gratefully accepted. Soon she had a steaming cup to match his own.</text:span></text:p>
      <text:p text:style-name="P7"><text:soft-page-break/><text:tab/><text:span text:style-name="T246">Nadi started the conversation. “I hear you had quite the adventure last night,” she prodded jokingly. Too often Piper’s siblings made him think of Jisto.</text:span></text:p>
      <text:p text:style-name="P7"><text:tab/>“<text:span text:style-name="T246">Hardly, if you can even call watching a townhouse meeting an adventure. The only exciting thing was an Architect from the capitol was in there, too.”</text:span></text:p>
      <text:p text:style-name="P7"><text:tab/><text:span text:style-name="T246">Nadi snorted. “Wasin’ I heard that you weren’t just watching, but sneaking. And an Architect?” She snorted again. “Weren’t ever any Architects come around the ‘pisces.”</text:span></text:p>
      <text:p text:style-name="P7"><text:tab/>“<text:span text:style-name="T246">How about that time back when au’Bornen was mayor? He couldn’t stop ranting for days. And I at least know you were old enough to remember. Jisto seems to believe I’m making things up.” Jisto waited.</text:span></text:p>
      <text:p text:style-name="P7"><text:tab/>“<text:span text:style-name="T246">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46">He didn’t stay very long. I think,” she scrunched her brow. “I think things mostly got better. A lot of people complained that the relics were on the fritz </text:span><text:span text:style-name="T105">[stop with this modern tongue of yours, henry]</text:span><text:span text:style-name="T246">. And I think the Architect said something about the ‘protocol wires’ being damaged.”</text:span></text:p>
      <text:p text:style-name="P7"><text:tab/>“<text:span text:style-name="T246">The... Cirulean Protocol?”</text:span></text:p>
      <text:p text:style-name="P7"><text:tab/><text:span text:style-name="T246">Nadi shrugged. “Mayhap it’s so. I guess he turned it back on.”</text:span></text:p>
      <text:p text:style-name="P7"><text:tab/>“<text:span text:style-name="T246">No, the Protocol never turns </text:span><text:span text:style-name="T14">off. </text:span><text:span text:style-name="T246">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46">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47"> up.”</text:span></text:p>
      <text:p text:style-name="P7"/>
      <text:p text:style-name="P57">?<text:span text:style-name="T247">Chapter? 5? </text:span><text:span text:style-name="T193">its a little short</text:span></text:p>
      <text:p text:style-name="P68"><text:span text:style-name="T193">h</text:span><text:span text:style-name="T181">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94">there is a word Im feeling that starts with a d. it conveys a sense of ‘sticking it to the man’, to show the motivation that </text:span><text:span text:style-name="T57">believes</text:span><text:span text:style-name="T94"> he has for taking the break]</text:span>. Definitely not for being tired. Jisto could go all day. Still, <text:span text:style-name="T248">it would be nice if </text:span>papi <text:span text:style-name="T248">relieved him before noon.</text:span></text:p>
      <text:p text:style-name="P8"><text:tab/><text:span text:style-name="T248">He had an Architect to see. And not because of Piper’s silly reasons. Of course he would ask, on behalf of Piper, some questions. But only if he had enough time. Yes. </text:span><text:span text:style-name="T106">[overplaaaaaaaaaaaaaying the “lol Im just doing a nice thing for my friend just because, and absolutely not because Im secretly-but-dont-know Im in love with him lol”] </text:span><text:span text:style-name="T248">In fact this was enough wood.</text:span></text:p>
      <text:p text:style-name="P8"><text:tab/><text:span text:style-name="T248">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48">Papi did not waste much time speaking to Jisto after he walked back in the door. Papi did never waste much time.</text:span></text:p>
      <text:p text:style-name="P8"><text:tab/>“<text:span text:style-name="T248">You already cut the logs?” It was less a question than an accusation.</text:span></text:p>
      <text:p text:style-name="P8"><text:tab/>“<text:span text:style-name="T248">Certainly, dear papi. I thought I would impress you with my speed,” Jisto spoke with a mock bow.</text:span></text:p>
      <text:p text:style-name="P8"><text:tab/><text:span text:style-name="T248">“Listen, son,” papi sighed, “I think we need to talk about yestereve.”</text:span></text:p>
      <text:p text:style-name="P8"><text:tab/>“<text:span text:style-name="T248">Oh, about what?” Jisto felt a bit of anger well up in his throat, near his necklace, which he clenched. Maybe too quickly, the blisters on his right hand began complaining. “What do I care about your stupid little fan club?”</text:span></text:p>
      <text:p text:style-name="P8"><text:tab/><text:span text:style-name="T248">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49">He has a name.”</text:span></text:p>
      <text:p text:style-name="P8"><text:tab/>“<text:span text:style-name="T249">But he was smart enough to not get himself into trouble!”</text:span></text:p>
      <text:p text:style-name="P8"><text:tab/><text:span text:style-name="T249">Jisto threw up his hands. “What? What is this about, papi?”</text:span></text:p>
      <text:p text:style-name="P9"><text:tab/>“<text:span text:style-name="T249">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49">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50">Papi pulled his fingers back to his face. “You have so much to learn, but you’re never ready. You act impulsively and without respect. The only thing I can think of is setting chores-”</text:span></text:p>
      <text:p text:style-name="P9"><text:tab/><text:span text:style-name="T250">Jisto exploded. </text:span>“<text:span text:style-name="T250">What about the Architect in town? What am I supposed to do with </text:span><text:span text:style-name="T16">that </text:span><text:span text:style-name="T250">knowledge, hmm papi?” </text:span><text:span text:style-name="T107">[dear lord this is the most “modern day earth” and NOT “cool fantasy world” debate ever]</text:span><text:span text:style-name="T250"> </text:span><text:span text:style-name="T107">[MORE HERE PLS]</text:span></text:p>
      <text:p text:style-name="P9"><text:span text:style-name="T107"><text:tab/></text:span><text:span text:style-name="T250">Papi looked up at Jisto sharply. “How do you know about that?”</text:span></text:p>
      <text:p text:style-name="P9"><text:tab/>“<text:span text:style-name="T250">It’s pretty obvious! Nice clothes on a stranger who I’ve never seen in town before? It got Jisto in a tizzy </text:span><text:span text:style-name="T107">[hurk]</text:span><text:span text:style-name="T250"> way more than he usually is. Architects don’t just take wander to the farthest-most reaches of Mussel. You think the precipices are a vacation spot </text:span><text:span text:style-name="T107">[HURK]</text:span><text:span text:style-name="T250">?” Jisto released his necklace and spun to face the door.</text:span></text:p>
      <text:p text:style-name="P9"><text:tab/>“<text:span text:style-name="T250">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51">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52">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52">So when Jisto approached the gateguard it was imperative for Jisto to act like he belonged. </text:span><text:span text:style-name="T17">He </text:span><text:span text:style-name="T252"><text:s/>knew what he was supposed to be doing. If the guard didn’t that was her problem. To that end, Jisto expressed a touch of outraged shock when she barred his path.</text:span></text:p>
      <text:p text:style-name="P15"><text:tab/>“<text:span text:style-name="T252">Excuse me? Ma’am you are obstructing my way.”</text:span></text:p>
      <text:p text:style-name="P15"><text:tab/><text:span text:style-name="T253">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53">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54">.</text:span></text:p>
      <text:p text:style-name="P15"><text:tab/>“<text:span text:style-name="T254">No one passes,” she said in monotone. Might as well be commenting on the weather. Rainy weather.</text:span></text:p>
      <text:p text:style-name="P15"><text:tab/><text:span text:style-name="T254">Indignance, shock, outrage, Jisto barely had to pretend. “You </text:span><text:span text:style-name="T19">will</text:span><text:span text:style-name="T255"> let me pass, or you can say good bye to that shiny armor and that {jumped up} </text:span><text:span text:style-name="T108">[word for trying to be more than it really is] </text:span><text:span text:style-name="T255">stick. The mayor will not be happy to find out someone actually important was denied entry!”</text:span></text:p>
      <text:p text:style-name="P15"><text:tab/><text:span text:style-name="T255">This time, she broke her disconcerting silence with a modicum amount of emotion. </text:span><text:span text:style-name="T19">Good, get blustering and I’ll be in before Papi even knows the door shut </text:span><text:span text:style-name="T58">[stop the shitty writing]</text:span><text:span text:style-name="T255">. </text:span></text:p>
      <text:p text:style-name="P15"><text:tab/><text:span text:style-name="T255">She said, “By the mayor’s own words, and a writ from the Order of Conduct, </text:span><text:span text:style-name="T19">no one</text:span><text:span text:style-name="T255"> is to be allowed on the grounds while the guest of the town resides.”</text:span></text:p>
      <text:p text:style-name="P15"><text:tab/><text:span text:style-name="T255">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55">Perhaps he touched on something with the last words, but Jisto felt her resolve harden, through the spear. Was it pressing against him harder?</text:span></text:p>
      <text:p text:style-name="P15"><text:tab/>“<text:span text:style-name="T255">Hornless haryit, you don’t know what you’re talking about. Guests are privileged visitors.”</text:span></text:p>
      <text:p text:style-name="P15"><text:tab/><text:span text:style-name="T255">Jisto went in for the closer. </text:span>“<text:span text:style-name="T255">I claim guestrite.”</text:span></text:p>
      <text:p text:style-name="P15"><text:tab/><text:span text:style-name="T255">This gave her pause. Had he started out the conversation this way no doubt she would have turned him away. But if he understood correctly then this guard, just by making conversation with him, had made an invitation. </text:span><text:span text:style-name="T109">[Make this smoother- we need RULES! Rules that our characters can follow! It’s not as satisfying! </text:span><text:span text:style-name="T110">We need foreshadowing! “oh, that guy is a !!!GUEST!!! of the mayor? HMMMMMMMMMMMMMMMMMMMMM</text:span><text:span text:style-name="T109">]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56">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56">I haven’t met many guards without a name,” Jisto opened casually. He could still feel her seething. It might help him get the information he needed.</text:span></text:p>
      <text:p text:style-name="P15"><text:tab/>“<text:span text:style-name="T257">Seargant au’Baum” she snapped, then went incommunicado. Guestrite was tricky business. Fortunately for Jisto a host had to give you something to call them by. A last name was stiffly formal, but Jisto figured he could get her to warm up to him. </text:span><text:span text:style-name="T110">[sooo many pronouns]</text:span><text:span text:style-name="T257">.</text:span></text:p>
      <text:p text:style-name="P15"><text:tab/>“<text:span text:style-name="T258">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58">Relent your haryit leavings, au’Dor.”</text:span></text:p>
      <text:p text:style-name="P15"><text:tab/><text:span text:style-name="T258">Jisto nearly stumbled, but years of practiced grace saved him. If she knew </text:span><text:span text:style-name="T20">his</text:span><text:span text:style-name="T258">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58"> anyone should know his name, of course. If he had to find the Architect himself, so be it. About to say something to the effect that he could find his way from there, Sgt. au’Baum continued speaking.</text:span></text:p>
      <text:p text:style-name="P16"><text:tab/>“<text:span text:style-name="T258">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58">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58">“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58">Au’baum’s silence registered with Jisto about as much as her words did. Sure, he </text:span><text:span text:style-name="T20">looked </text:span><text:span text:style-name="T258">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59">Yes.”</text:span></text:p>
      <text:p text:style-name="P18"><text:tab/>“<text:span text:style-name="T259">And, would you please remind me why he visited?”</text:span></text:p>
      <text:p text:style-name="P19"><text:tab/>“<text:span text:style-name="T259">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59">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59">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60">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60">She stopped as the reached the front steps leading up to the oaken double doors of the manor. “I suspect I’ve given you enough detail, master au’Dor.”</text:span></text:p>
      <text:p text:style-name="P19"><text:tab/><text:span text:style-name="T260">Altogether too much. Jisto did not say anything, but simply nodded. He did not notice his mind working to file the information away. He </text:span><text:span text:style-name="T21">did </text:span><text:span text:style-name="T260">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60">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94">[not au’Bornen]</text:span>. That should give Jisto enough time <text:span text:style-name="T261">before the mayor expelled him.</text:span> She may have overdone the Architects instructions <text:span text:style-name="T261">a tiny bit</text:span>. Let in a troublemaker, and who better in town than Jisto au’Dor? She <text:span text:style-name="T261">definitely </text:span>thought she would have to settle for another lad, <text:span text:style-name="T261">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61">let alone Jisto au’Dor</text:span>. <text:span text:style-name="T261">It was almost enough for Chelser to suspect something was amiss, if it weren’t for the fact that Jisto’s father was </text:span><text:span text:style-name="T111">[NAME]</text:span><text:span text:style-name="T261">. Mayor </text:span><text:span text:style-name="T111">[NAME] </text:span><text:span text:style-name="T261">did not pay her enough for all the intrigues she had to deal with.</text:span></text:p>
      <text:p text:style-name="P20"><text:tab/><text:span text:style-name="T261">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62">Oh kay. Wow I can’t focus at all right now. I still have 1100 words to do before I meet todays goal, and I wanted to do 2000? well. I guess we’ll just cut the haryit leavings and jump right into it.</text:span></text:p>
      <text:p text:style-name="P9"><text:tab/><text:span text:style-name="T263">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64">Most of the servants were heading towards the central stairs. And they went up. And up. </text:span></text:p>
      <text:p text:style-name="P10"><text:span text:style-name="T264"><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12">[Piper’s papi]</text:span><text:span text:style-name="T264"> Alstop. Anyhow, three stories was the most Jisto had ever negotiated.</text:span></text:p>
      <text:p text:style-name="P9"><text:tab/><text:span text:style-name="T265">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81">Having never </text:span><text:span text:style-name="T195">spoken to </text:span><text:span text:style-name="T181">anyone very important, well more important than a mayor, Jisto did not know if it was appropriate to knock. A knock lent dignity, but diminished anger. A knock conferred respect, but Jisto did not think he wanted to show any right now. </text:span><text:span text:style-name="T194">When a servant walked by, Jisto adopted a feigned confidence and right to be up there, and a how-dare-you-assume-otherwise glare. With only one real direction to go, it probably didn’t have the effect he desired.</text:span></text:p>
      <text:p text:style-name="P59"><text:span text:style-name="T194"><text:tab/></text:span><text:span text:style-name="T266">[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67">followed in the servant’s wake. </text:span><text:span text:style-name="T113">He </text:span><text:span text:style-name="T267">didn’t notice that </text:span><text:span text:style-name="T113">his </text:span><text:span text:style-name="T267">hand had crept to </text:span><text:span text:style-name="T113">his</text:span><text:span text:style-name="T267"> necklace [</text:span><text:span text:style-name="T114">FOUR PRONOUNS? ARE YOU </text:span><text:span text:style-name="T115">KIDDING</text:span><text:span text:style-name="T114"> M- okay three]</text:span><text:span text:style-name="T268">.</text:span></text:p>
      <text:p text:style-name="P24"><text:tab/><text:span text:style-name="T268">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68">A calmness rushed up Jisto’s right arm. It spread across his chest, down his other arm, through his legs, and up to his head, eerily similar to earlier. </text:span><text:span text:style-name="T115">[okay you need to foreshadow this, with that event]. </text:span><text:span text:style-name="T269">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69">. Jisto never had second doubts. And he assuredly never had second doubts about his second doubts. Once committed to an action, Jisto followed through, </text:span><text:span text:style-name="T115">[Something blast. Something here to be a word in a like way we use ‘damn the &lt;thing&gt;’ but less profane and more world-buildy.] </text:span><text:span text:style-name="T269">the consequences. Pause at an important moment and you’d regret it. Even if whatever you wanted still happened. No, no time for niggling doubts. And now, the second time in one day, he was questioning himself.</text:span></text:p>
      <text:p text:style-name="P59"><text:tab/><text:span text:style-name="T196">And Jisto uncompromisingly </text:span><text:span text:style-name="T198">preferred to keep people calm</text:span><text:span text:style-name="T196">. </text:span><text:span text:style-name="T198">When speaking directly to them, at least; all bets were off for his… adventures.</text:span><text:span text:style-name="T196"> </text:span><text:span text:style-name="T198">E</text:span><text:span text:style-name="T196">ven he couldn’t fool himself at this moment </text:span><text:span text:style-name="T270">[this line doesn’t sit right with me]</text:span><text:span text:style-name="T196">. </text:span><text:span text:style-name="T197">And now, the second time in one day, he was about to </text:span><text:span text:style-name="T198">instigate </text:span><text:span text:style-name="T197">have harsh words. </text:span><text:span text:style-name="T199">What was wrong?</text:span></text:p>
      <text:p text:style-name="P59"><text:span text:style-name="T199"><text:tab/></text:span><text:span text:style-name="T56">This time, it’s important</text:span><text:span text:style-name="T199">. Papi was right. Not completely, Jisto would never admit that. </text:span><text:span text:style-name="T200">B</text:span><text:span text:style-name="T199">ut he had never done anything important before. </text:span><text:span text:style-name="T200">Important people seem to never be around when Jisto was, </text:span><text:soft-page-break/><text:span text:style-name="T200">strange coincidence. Au’Bornen still [</text:span><text:span text:style-name="T271">patronized, not the word Im looking for</text:span><text:span text:style-name="T200">] his usual spots when he was mayor, but Jisto always seemed to just miss him. Jisto never delved into the deep, asking why, but the deep was there, lurking beneath his mind.</text:span></text:p>
      <text:p text:style-name="P60"><text:span text:style-name="T200"><text:tab/></text:span><text:span text:style-name="T201">And now, Jisto stood at the foot of the door to the Architect’s sitting room, where he probably was. Something tremendously important to Jisto, but daily mundanity to the Architect. [</text:span><text:span text:style-name="T272">I like the line but its not flowing well</text:span><text:span text:style-name="T201">].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201"><text:tab/>Every moment dripped before Jisto’s eyes. A fly looking down would see two ordinary people, one dressed a little above the fashion of the other, casually enjoying a midday munch </text:span><text:span text:style-name="T272">[are you kidding me]</text:span><text:span text:style-name="T201">,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02">Captain Bromston’s maps would unpin themselves from his command table</text:span><text:span text:style-name="T201">.</text:span></text:p>
      <text:p text:style-name="P60"><text:span text:style-name="T201"><text:tab/></text:span><text:span text:style-name="T202">The Architect dismissively nodded as Jisto took a seat across from him. Formality demanded that Jisto be offered </text:span><text:span text:style-name="T203">some of </text:span><text:span text:style-name="T202">tea </text:span><text:span text:style-name="T203">sitting in the kettle at the center of the table</text:span><text:span text:style-name="T202">, but he lacked the gumption at just that moment to speak up. </text:span><text:span text:style-name="T203">His toolkit of sarcastic outrage, mock indignation, and defiant persistance seemed to have taken holiday</text:span><text:span text:style-name="T202">.</text:span></text:p>
      <text:p text:style-name="P60"><text:span text:style-name="T202"><text:tab/></text:span><text:span text:style-name="T203">Jisto came to speak, but he did not want to speak first. Up to that moment he had, but maybe j </text:span><text:span text:style-name="T273">[I want this to be like, of course he’s afraid to speak, but he’s just convincing himself he had other reasons. Use dat psych knowledge mah brude]</text:span><text:span text:style-name="T203">. </text:span><text:span text:style-name="T204">Instead he took a moment to glance around the room, anywhere but at the architect.</text:span></text:p>
      <text:p text:style-name="P61"><text:span text:style-name="T204"><text:tab/>Apparently the mayor never used the tower. </text:span><text:span text:style-name="T205">Jisto could understand; too many stairs. </text:span><text:span text:style-name="T206">No one needs more then three stories. </text:span><text:span text:style-name="T207">So he was a little taken aback to see the walls completely decorated. </text:span><text:span text:style-name="T208">A tall bookshelf followed the curve for about one half of the wall, starting from the door Jisto walked in, to the window by the table he was seated at now. </text:span><text:span text:style-name="T209">Tapestries covered the two walls that were perpendicular. A smaller door led into what Jisto assumed to be the bedchamber. </text:span><text:span text:style-name="T274">[artwork on the tapestry?]</text:span></text:p>
      <text:p text:style-name="P61"><text:span text:style-name="T208"><text:tab/></text:span><text:span text:style-name="T209">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75">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75">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75">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75">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28"><text:tab/></text:span><text:span text:style-name="T229">Farian </text:span><text:span text:style-name="T228">sighed, “I don’t blame you. Too many of the folk out in the country feel the same as you.” He paused, then chuckled. “A backwards way of thinking, I’d say, but not too unsurprising. We don’t go out of </text:span><text:span text:style-name="T229">[</text:span><text:span text:style-name="T231">Elsinguard, Mussel’s capitol]</text:span><text:span text:style-name="T229"> very much anymore, </text:span><text:span text:style-name="T230">before the awakening</text:span><text:span text:style-name="T229">, </text:span><text:span text:style-name="T230">but especially not </text:span><text:span text:style-name="T229">after </text:span><text:span text:style-name="T230">it </text:span><text:span text:style-name="T231">[</text:span><text:span text:style-name="T232">awakening is the </text:span><text:span text:style-name="T231">event that caused the cirulean infrastructure to implode]</text:span><text:span text:style-name="T229">.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76">This time Farian gave a full bodied laugh. “And I wouldn’t expect you to, my dear boy! Tell me, were you old enough to remember it, the awakening?”</text:span></text:p>
      <text:p text:style-name="P29"><text:tab/><text:span text:style-name="T276">Thoroughly confused, Jisto once again did not have a response. Unusual for him. Better to not betray that he did not know, or at least had a less than perfect understanding, about the awakening. Whatever that was.</text:span></text:p>
      <text:p text:style-name="P29"><text:tab/><text:span text:style-name="T276">The corners of Farian’s mouth dropped towards his chin, which he grasped with both hands, elbows on the table. “Hmm, I suppose you would have a different name for it. A time when things went wrong?”</text:span></text:p>
      <text:p text:style-name="P29"><text:tab/>“<text:span text:style-name="T276">The time all of the outfield farming relics stopped working?” Curious now, Jisto nearly forgot about his original purpose coming here.</text:span></text:p>
      <text:p text:style-name="P29"><text:tab/>“<text:span text:style-name="T276">I suppose that would fit, you would have been a littler lad back then. Yes, the collection of cirule slowed down. Dramatically. It hit us hardest in the city of course-”</text:span></text:p>
      <text:p text:style-name="P29"><text:tab/><text:span text:style-name="T276">Jisto nearly scoffed.</text:span></text:p>
      <text:p text:style-name="P29">“-<text:span text:style-name="T277">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77">Jisto assumed that Farian counted him among that ‘us’.</text:span></text:p>
      <text:p text:style-name="P29"><text:tab/>“<text:span text:style-name="T277">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78">Jisto started to pick up the threads of where Farian was going. Big whoop </text:span><text:span text:style-name="T116">[again, we need different slang]</text:span><text:span text:style-name="T278">.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80">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78">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79">What about when an Architect showed up, trailed by a retinue of fifty Elsinguardian’s? Who fed them with empty pantries? And can you tell me what we got?”</text:span></text:p>
      <text:p text:style-name="P29"><text:tab/><text:span text:style-name="T279">Farian’s impassiveness had resumed. Calm seemed to exude from him, seemed to attack Jisto’s anger. No. Jisto needed answers. For himself. For Piper. For madi.</text:span></text:p>
      <text:p text:style-name="P29"><text:tab/>“<text:span text:style-name="T279">Hear me, crafter, we were stretched thin.”</text:span></text:p>
      <text:p text:style-name="P29"><text:soft-page-break/><text:tab/><text:span text:style-name="T279">There seemed to be something different about the tone of Farian’s voice. Not only that it wasn’t as charming anymore, but it felt more, unrestrained. Maybe not perfectly in control?</text:span></text:p>
      <text:p text:style-name="P29"><text:tab/>“<text:span text:style-name="T279">That’s what the last Architect said,” Jisto responded. “Yes, I was old enough to remember. Sure, he fixed out tower </text:span><text:span text:style-name="T117">[I have another name for this that isn’t tower]</text:span><text:span text:style-name="T279">, but he didn’t care. It didn’t seem very important to him that several thousand people suffered. Fixing the tower seemed like a second thought to him, but it wasn’t for us.</text:span></text:p>
      <text:p text:style-name="P29"><text:tab/>“<text:span text:style-name="T279">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79">.”</text:span></text:p>
      <text:p text:style-name="P29"><text:tab/><text:span text:style-name="T279">Maybe Jisto went too far. Unlike him. The pressure vanished as Farian seemed to have gotten control of himself. Jisto noticed. He noticed too much.</text:span></text:p>
      <text:p text:style-name="P29"><text:tab/><text:span text:style-name="T280">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80">You’re not one to be lead around the picklegroose by the nose, are you? You have a name.” <text:tab/>Jisto wanted to run. “Jisto.” Jisto wanted to cry. “Jisto au’Dor.”</text:span></text:p>
      <text:p text:style-name="P31"><text:tab/><text:span text:style-name="T280">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80">.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80">Jisto knew a few people who lost fingers to wernscale, and one a whole hand. </text:span></text:p>
      <text:p text:style-name="P32"><text:tab/>“And we found that the towers <text:span text:style-name="T118">[!! not the name !!]</text:span><text:span text:style-name="T281">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81">!</text:span></text:p>
      <text:p text:style-name="P32"><text:tab/>“<text:span text:style-name="T281">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81">Farian flowed throughout his delivery. If he noticed Jisto’s increasing impatience then he gave no sign.</text:span></text:p>
      <text:p text:style-name="P33"><text:tab/>“<text:span text:style-name="T281">But what does that have to do with the precipices? </text:span><text:span text:style-name="T118">[YEAH, AUTHOR, WHAT </text:span><text:span text:style-name="T59">DOES</text:span><text:span text:style-name="T118"> IT HAVE DO WITH THE PRECIPICES?]</text:span><text:span text:style-name="T281">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82">Ah, the last piece of the puzzle. Right were Jisto fit. Wait, did the Architect know he was coming?</text:span></text:p>
      <text:p text:style-name="P35"><text:soft-page-break/><text:tab/>“<text:span text:style-name="T282">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19">[see I need to move the plot forward but this is some real bullshit]..</text:span></text:p>
      <text:p text:style-name="P35"><text:span text:style-name="T119"><text:tab/></text:span><text:span text:style-name="T283">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84">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84">There was nothing Jisto could see that Farian could be lying about. Even if he was, there didn’t seem to be any harm in what he wanted </text:span><text:span text:style-name="T120">[WHICH IS?? WE NEVER SAID]</text:span><text:span text:style-name="T284">.</text:span></text:p>
      <text:p text:style-name="P35"><text:tab/><text:span text:style-name="T285">Farian broke Jisto’s spire of thought </text:span><text:span text:style-name="T121">[mmm figures of speech]</text:span><text:span text:style-name="T285">.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86">They’re a little like falling asleep. You have a sense that something happened, but you barely remember even stepping into one </text:span><text:span text:style-name="T122">[this is aggressive description. Real smooth, Henry.]</text:span><text:span text:style-name="T286">.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86"><text:tab/>“Oh, you thought I slept up here?” </text:span><text:span text:style-name="T123">[the heck makes you think that you silly haryit, Jisto didnt say anything</text:span><text:span text:style-name="T286"> </text:span><text:span text:style-name="T122">about a room]</text:span><text:span text:style-name="T286">.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24">[Piper’s papi]</text:span><text:span text:style-name="T287"> would make, part of one at least. Except instead of metal this contraption was a shimmering material, glowing slightly, and appeared to </text:span><text:span text:style-name="T27">bend</text:span><text:span text:style-name="T287"> around Jisto’s line of sight whenever he looked right at it.</text:span></text:p>
      <text:p text:style-name="P38"><text:tab/><text:span text:style-name="T288">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25">[pyramid what’s that? -anyone from this world]</text:span><text:span text:style-name="T288"> object grew brighter and brighter. Eventually a soft glow emanated from the transpane itself, moving up and outwards from a flat surface.</text:span></text:p>
      <text:p text:style-name="P38"><text:tab/>“<text:span text:style-name="T288">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89">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91">a little strange</text:span>, the light a warm brush moving up his body. <text:span text:style-name="T291">Farian, occupied with the focus for a moment, eventually looked up and said, “Think about where you want to end up. The more vivid you think, the more precise your arrival.”</text:span></text:p>
      <text:p text:style-name="P43"><text:tab/><text:span text:style-name="T292">Thoughts flickered through Jisto’s mind. His house. Drisdal market. Sofla’s loft. </text:span><text:span text:style-name="T127">[new character already? Straight baiting]</text:span><text:span text:style-name="T292">. The light started to tug at him, but in different directions. He stayed where he was. “What happens if you think of more than one place?”</text:span></text:p>
      <text:p text:style-name="P43"><text:tab/>“<text:span text:style-name="T293">You have to focus! Get distracted and the transpane will rip you apart. You wouldn’t want half of you to end up in one place, and the other half in another would you? </text:span><text:span text:style-name="T128">[sneaky Architect that’s not how it works, but you know that don’t you :&gt;]</text:span><text:span text:style-name="T293">.” The Architect looked down at his hand and shielded his eyes with his other hand. Glowing brighter, brighter than the moon on a clear night, it was hard to look at.</text:span></text:p>
      <text:p text:style-name="P44"><text:tab/><text:span text:style-name="T293">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327">different locations still rapidly appearing and disappearing in his head</text:span>. What had Piper said about the Architect? Dangerous, not to be trust… the light surrounding him blinked as bright as the focus, and Jisto was not.<text:tab/><text:span text:style-name="T145">[things happen a little too quickly, but MAYBE THATS GOOD BECAUSE THE ACTION DOES HAPPEN QUICKLY STOP JUDGING ME SELF]</text:span></text:p>
      <text:p text:style-name="P44"/>
      <text:p text:style-name="P101"><text:span text:style-name="T129">[LORE I guess]</text:span><text:span text:style-name="T294">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26">smooth dialogue there, btw]</text:span><text:span text:style-name="T290">.</text:span></text:p>
      <text:p text:style-name="P39"/>
      <text:p text:style-name="P45">CHAPITRE octboer</text:p>
      <text:p text:style-name="P38"/>
      <text:p text:style-name="P38"><text:tab/><text:span text:style-name="T295">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96">Chelser sat alone.</text:span></text:p>
      <text:p text:style-name="P38"><text:tab/><text:span text:style-name="T296">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96">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97">Before either servant returned, two more similar envelopes fell onto the floor, after an impatient hand dropped them one after the other. Except one envelope had a red seal, mixing with its golden accompaniment.</text:span></text:p>
      <text:p text:style-name="P38"><text:tab/><text:span text:style-name="T297">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97">servants under the weight of a copper tub. She picked had picked eyes up off the ground and nearly collapsed.</text:span></text:p>
      <text:p text:style-name="P40"><text:soft-page-break/><text:tab/><text:span text:style-name="T297">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97">actually </text:span><text:span text:style-name="T28">have?</text:span><text:span text:style-name="T297">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98">felt a pang of regret, and tried to recover by giving the lad a warm smile.</text:span></text:p>
      <text:p text:style-name="P46"><text:tab/><text:span text:style-name="T298">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99">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99">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00">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00">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00">Not letting her eyes leave the mayor, Chelser observed the woman return to her post, in the exact same position.</text:span></text:p>
      <text:p text:style-name="P38"><text:tab/>“<text:span text:style-name="T300">Prella, dear, I understand some servants have, ah, had some misunderstandings today?” The mayor asked, not glancing up from his pen, already scrawling across another piece of paper.</text:span></text:p>
      <text:p text:style-name="P38"><text:tab/><text:span text:style-name="T300">The woman, Prella, gave a quick, sharp nod.</text:span></text:p>
      <text:p text:style-name="P38"><text:tab/>“<text:span text:style-name="T300">Then, please, see them taken care of.”</text:span></text:p>
      <text:p text:style-name="P38"><text:tab/><text:span text:style-name="T300">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00">Chelser heard, as the door swung shut, a few quick, cheerful notes, “Ducklings, would you two be kind enough to escort me to..?”</text:span></text:p>
      <text:p text:style-name="P38"><text:soft-page-break/><text:tab/><text:span text:style-name="T301">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30">[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30"><text:tab/></text:span><text:span text:style-name="T301">Twelve years, a long-term partner, and three refugee children had taught Chelser a lot about patience. The mayor’s strategy in talking with people was to overwhelm them with his presence, which seemed to awe-inspire his more na</text:span><text:span text:style-name="T302">ï</text:span><text:span text:style-name="T301">ve visitors and annoy the more experienced ones. Either way the visitor usually spoke first. Always a mistake with Mayor </text:span><text:span text:style-name="T130">[!!!!!]</text:span><text:span text:style-name="T301">.</text:span></text:p>
      <text:p text:style-name="P38"><text:tab/><text:span text:style-name="T301">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01">Have any plans to share that?” Chelser had demanded, unused to impoliteness from an office she respected. Three months of latrine duty set her straight, just not in the way the mayor and Prella probably anticipated.</text:span></text:p>
      <text:p text:style-name="P38"><text:tab/><text:span text:style-name="T303">When dealing with people more powerful than yourself there were three rules. Don’t talk first. If, for some reason, they notice your existence then its not for something </text:span><text:span text:style-name="T31">you</text:span><text:span text:style-name="T303">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03">With Mayor au’Dule she broke all of them during their first meeting. But Chelser did not get to be Seargant at Arms of the guards by not learning quickly. That was her second meeting with the mayor.</text:span></text:p>
      <text:p text:style-name="P38"><text:tab/><text:span text:style-name="T304">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304">W</text:span>hen she sat in the office that time she and the mayor did not speak for at least an hour and a half. Make him sweat it out. <text:span text:style-name="T304">Chelser d</text:span>efinitely didn’t have any engagements to attend to, but she knew for a fact the mayor had missed three. The Stubbornness of the powerful could be used against them, if you followed the three rules. <text:span text:style-name="T304">After that meeting, Chelser had been promoted.</text:span></text:p>
      <text:p text:style-name="P52"><text:tab/><text:span text:style-name="T305">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305">I have a most important charge for you, Sergeant Frelip,” the mayor said only a few minutes after Chelser sat down. Unusually… quick </text:span><text:span text:style-name="T131">[okay I KNOW there is a better word than boring old ‘quick’]</text:span><text:span text:style-name="T305">.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307">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33">[this next paragraph doesnt really fit now that I replaced it with the above one but I still like the wisdom diss]</text:span></text:p>
      <text:p text:style-name="P53"><text:soft-page-break/><text:tab/><text:span text:style-name="T306">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32">[haha funny]</text:span><text:span text:style-name="T306">.</text:span></text:p>
      <text:p text:style-name="P52"><text:tab/><text:span text:style-name="T306">The mayor carried on, “You see we cannot have troublemakers in the town guard.” </text:span><text:span text:style-name="T32">You mean you cannot have </text:span><text:span text:style-name="T306">justice</text:span><text:span text:style-name="T32"> for the town guard.</text:span><text:span text:style-name="T60"> </text:span><text:span text:style-name="T306">“When a guard slacks on hers or his duties it is my first priority, as mayor and noble guardian of the whole town, to take extreme action. Any one slacking on their duty is a </text:span><text:span text:style-name="T33">major</text:span><text:span text:style-name="T307"> liability to town safety.”</text:span></text:p>
      <text:p text:style-name="P52"><text:tab/><text:span text:style-name="T308">If Haryit leavings had any value, Chelser could make a fortune with this conversation. She’d heard enough of Mayor au’Dule’s speeches, especially the ones to the farmers and crafters, to recognize it. Why he bothered trying to bullshit her </text:span><text:span text:style-name="T134">[okay look this is something that I need another phrase for, that fits into the world, mk?] </text:span><text:span text:style-name="T308">she did not know. Perhaps to rub it in? A waste of his time.</text:span></text:p>
      <text:p text:style-name="P54"><text:tab/>“<text:span text:style-name="T309">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10">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311">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312">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312">It will be tragic to see you gone, Sergeant Frelip,” Prella said, her mock sadness ruined by her tone.</text:span></text:p>
      <text:p text:style-name="P52"><text:tab/><text:span text:style-name="T312">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312">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12">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313">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313">He had promised a reward for her help. So long as Nash’s farm stayed fowl, the kids were at risk. Chelser’s compensation for guardwork, even with her… her </text:span><text:span text:style-name="T36">former</text:span><text:span text:style-name="T313">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13"> sacrifice your principles, no matter what.</text:span></text:p>
      <text:p text:style-name="P52"><text:tab/><text:span text:style-name="T313">Chelser fought back tears.</text:span></text:p>
      <text:p text:style-name="P52"><text:soft-page-break/></text:p>
      <text:p text:style-name="P55">Chapter Ninetober</text:p>
      <text:p text:style-name="P55"/>
      <text:p text:style-name="P55"><text:tab/><text:span text:style-name="T94">[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314">Jisto was. He felt several things poking into his everywhere. Well, just his front everywhere. Not a good start to the day. Was it morning even? He tried looking up.</text:span></text:p>
      <text:p text:style-name="P107"><text:tab/><text:span text:style-name="T315">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316">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318">Jisto eeked out a scream behind hands clasped on his mouth. Fright certainly would not be very sensible.</text:span></text:p>
      <text:p text:style-name="P108"><text:tab/><text:span text:style-name="T317">A thatched roof. Only the older houses, closer to the center of town, had thatch. Yes, there the </text:span><text:span text:style-name="T135">[cirule broadcast tower GIMME DAT PROPER NAME NUMBNUTS]</text:span><text:span text:style-name="T317"> stood, one or two streets over. And there was only one house Jisto knew that was three stories tall.</text:span></text:p>
      <text:p text:style-name="P108"><text:tab/>“<text:span text:style-name="T318">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318">Jisto saw Nadi Alstop look up, shading her eyes against the afternoon sun. “Who.. Jisto is that you? Is this some prank?”</text:span></text:p>
      <text:p text:style-name="P108"><text:tab/>“<text:span text:style-name="T318">First of all I can’t believe you would say that, and second of all NO! This is an </text:span><text:span text:style-name="T37">emergency!</text:span><text:span text:style-name="T318">” Jisto bellowed. This time his indignation was </text:span><text:span text:style-name="T37">not</text:span><text:span text:style-name="T318"> in mock.</text:span></text:p>
      <text:p text:style-name="P108"><text:tab/>“<text:span text:style-name="T318">Madi is not going to be very happy about this. Do you know the last time we thatched that roof?”</text:span></text:p>
      <text:p text:style-name="P108"><text:tab/>“<text:span text:style-name="T318">Get me down, Nadi!”</text:span></text:p>
      <text:p text:style-name="P108"><text:tab/>“<text:span text:style-name="T318">Two weeks ago! Madi was so happy! She thought we would have to do it later in the spring, but we had enough left over </text:span><text:span text:style-name="T136">[coin. But really I want to call it something else]</text:span><text:span text:style-name="T318"> to do it early!”</text:span></text:p>
      <text:p text:style-name="P108"><text:tab/><text:span text:style-name="T318">Jisto pinched his nose and took in a deep breath. He called back down, “Great Nadi, I’m sure </text:span><text:span text:style-name="T217">Zella</text:span><text:span text:style-name="T318"> Elzi will be happy to tell me all about it </text:span><text:span text:style-name="T38">after I get down!</text:span><text:span text:style-name="T319">”</text:span></text:p>
      <text:p text:style-name="P108"><text:tab/><text:span text:style-name="T319">Nadi shrugged, and replied, “Don’t count on it Jisto, she is mighty proud of that roof.”</text:span></text:p>
      <text:p text:style-name="P108"><text:tab/><text:span text:style-name="T319">Jisto’s response was too garbled to be audible, even to himself. Only Piper ever really appreciated his, hmm, particular brand of humor </text:span><text:span text:style-name="T137">[you think you invented sarcasm boi? </text:span><text:span text:style-name="T138">Also remove the shitty hmm, but not yet because word count is life, even these annoying bracket/bold comments!</text:span><text:span text:style-name="T137">]</text:span><text:span text:style-name="T319">.</text:span></text:p>
      <text:p text:style-name="P108"><text:tab/><text:span text:style-name="T320">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321">You’ve always told me I know how to make a great entrance,” Jisto tried.</text:span></text:p>
      <text:p text:style-name="P108"><text:soft-page-break/><text:tab/><text:span text:style-name="T321">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322">Oh, well, you see, it’s actually a hilarious story,” Jisto said, brushing straw out of his coat.</text:span></text:p>
      <text:p text:style-name="P108"><text:tab/><text:span text:style-name="T323">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323">Jisto snorted. “Here, and the library. Although I can’t really see the difference anymore.” He gestured to all of the books, then sat on a stack twelve high. “Look it was more of an accident.”</text:span></text:p>
      <text:p text:style-name="P108"><text:tab/>“<text:span text:style-name="T323">Really. I know you like to pretend you aren’t constantly trying to prank everyone, but cut the crap </text:span><text:span text:style-name="T139">[again. We don’t have alternatives for this! Except for stupid Haryit leavings which we don’t even see in any of the scenes up to this point! Why are they using modern earth lingo]</text:span><text:span text:style-name="T323">. Something big happened, right? About the Architect?” He asked excitedly.</text:span></text:p>
      <text:p text:style-name="P108"><text:tab/>“<text:span text:style-name="T324">Something big, something about the Architect, but I promise you the ordeal with your roof was an accident. Geeze </text:span><text:span text:style-name="T140">[HURK]</text:span><text:span text:style-name="T324">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324">Piper looked a little bummed out. Maybe Jisto should have brought him along, Piper was the one who wanted to see the Architect in the first place </text:span><text:span text:style-name="T140">[I am 90 billion % sure this is not something we talk about earlier, but we should at least mention it at some point]</text:span><text:span text:style-name="T324">. But knowing Piper he’d forget about it as soon as his brain started reacting to the information. Good ol’ </text:span><text:span text:style-name="T140">[hurk!]</text:span><text:span text:style-name="T324"> reliable Piper.</text:span></text:p>
      <text:p text:style-name="P108"><text:tab/>“<text:span text:style-name="T325">So, his name is Farian?” There. Piper was on the case again. “And, family name Bouslip? </text:span><text:span text:style-name="T141">[okay well Jisto did not hear this &gt;:V, add it in!] </text:span><text:span text:style-name="T325">Sounds like an Elsinguardian name, so I guess that fits.” Jisto couldn’t think of anywhere else an Architect could even come from. “What do you think he meant about wanting to get the people on his side?”</text:span></text:p>
      <text:p text:style-name="P108"><text:tab/><text:span text:style-name="T325">Jisto shrugged, “I can’t really say, Piper; this is your area of expertise </text:span><text:span text:style-name="T141">[modern lingo is haryit leavings and I want to die but twitter told me I wouldnt for a long time so. But my point is ‘area of expertise’? Really? Would Rand al’Thor ever say that? no.]</text:span><text:span text:style-name="T325">. I think I’ll take him up on it.”</text:span></text:p>
      <text:p text:style-name="P108"><text:tab/><text:span text:style-name="T325">Jisto could almost hear Piper’s shock. “You… what? Jisto how far can you trust Farian? You could have died from the transpane, look where it left you!”</text:span></text:p>
      <text:p text:style-name="P108"><text:tab/><text:span text:style-name="T325">Jisto waved that aside. “I think it was my fault, Piper, I wasn’t focused. </text:span><text:span text:style-name="T141">[ADMITTING SOMETHING? FROM MY GOOD CHRISTIAN JISTO???!?!?! NEVER. BUT THE WORD COUNT!]</text:span></text:p>
      <text:p text:style-name="P108"><text:span text:style-name="T141"><text:tab/>okay I am clearly too tired to keep going. I am roughly 200-300 words behind, but that’s better than yesterday. Thoughts and prayers.</text:span><text:span text:style-name="T142"> Anywho, going to bed, still sick. Good night self. </text:span><text:span text:style-name="T143">Also I can’t focus with my other roommate in here. </text:span><text:span text:style-name="T144">Mood = </text:span><text:span text:style-name="T326">0</text:span><text:span text:style-name="T158">. </text:span><text:span text:style-name="T159">big zero haha</text:span></text:p>
      <text:p text:style-name="P108"><text:span text:style-name="T159"><text:tab/></text:span><text:span text:style-name="T160">Are we still talking to ourselves in the bolded comments? Yeah. Still sick. I have progressed from fever-achy to achy-swelly-sore to swelly-sore-congested. This is progress, but toward hale and healthiness it’s hard to dictate.</text:span></text:p>
      <text:p text:style-name="P110"><text:span text:style-name="T329">I </text:span><text:span text:style-name="T328">don’t really know what happened Piper. I kept thinking of all sorts of places, when you’re only supposed to think of one, I got distracted, and then I was on your roof.” </text:span></text:p>
      <text:p text:style-name="P115"><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328"><text:tab/>“</text:span><text:span text:style-name="T330">We have to figure out what he wants.”</text:span></text:p>
      <text:p text:style-name="P116"><text:tab/>Jisto nodded agreement.</text:p>
      <text:p text:style-name="P116"><text:tab/>“And then stop it.”</text:p>
      <text:p text:style-name="P116"><text:tab/>Jisto hesitated.</text:p>
      <text:p text:style-name="P116"><text:tab/>Piper looked at him. “You don’t agree.”</text:p>
      <text:p text:style-name="P110"><text:span text:style-name="T330"><text:tab/>“What if he really wants to help the town? The last one did. We’d been running low on reserves for months. And do you know what? It turns out our cirast </text:span><text:span text:style-name="T161">[Sorta settling on a term for the tower]</text:span><text:span text:style-name="T330"> is actually sending </text:span><text:span text:style-name="T67">out</text:span><text:span text:style-name="T330"> cirule. If it’s been weakening again, he can help.”</text:span></text:p>
      <text:p text:style-name="P110"><text:span text:style-name="T330"><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67">what</text:span><text:span text:style-name="T330"> but Farian is holding back the </text:span><text:span text:style-name="T67">why</text:span><text:span text:style-name="T330">. I don’t trust him and I don’t think you should, either.” <text:tab/></text:span><text:span text:style-name="T162">[ew whats this an entire dialogue paragraph? Break it uuuup]</text:span></text:p>
      <text:p text:style-name="P110"><text:span text:style-name="T162"><text:tab/></text:span><text:span text:style-name="T331">Jisto hesitated, but his mind had been making itself up since he left his house that morning. “There’s another meeting of the trades </text:span><text:span text:style-name="T333">tomorrow night</text:span><text:span text:style-name="T331"> </text:span><text:span text:style-name="T163">[or tomorrow night, how should I know? You think Im the author or something? </text:span><text:span text:style-name="T165">It is tomorrow night and now this bracket comment makes no sense because I already edited it</text:span><text:span text:style-name="T163">]</text:span><text:span text:style-name="T331">, I think I’m going to go. I think we should both go. The Architect was there last </text:span><text:span text:style-name="T332">night, he should be there again.” Jisto held Piper’s eyes.</text:span></text:p>
      <text:p text:style-name="P110"><text:span text:style-name="T332"><text:tab/></text:span><text:span text:style-name="T218">Blessedly</text:span><text:span text:style-name="T332"> Thankfully, </text:span><text:span text:style-name="T164">[IS THAT A DARNGIT ADVERB? YOU KNOW HOW WE TREAT THOSE IN TEXAS]</text:span><text:span text:style-name="T332"> Piper nodded, with a deep look of consideration. “</text:span><text:span text:style-name="T333">I’ll be there. I want to hear from him myself, hear what he’s putting in our ears. </text:span><text:span text:style-name="T334">But Jisto, maybe you shouldn’t come.”</text:span></text:p>
      <text:p text:style-name="P110"><text:span text:style-name="T334"><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35">Put Piper and a mouse in the same room and see which one can get through the mousehole first.</text:span></text:p>
      <text:p text:style-name="P110"><text:span text:style-name="T335"><text:tab/></text:span><text:span text:style-name="T336">Jisto shook his head; the whole town was acting strangely. Papi ranting about weird topics, </text:span><text:span text:style-name="T337">Piper acting like… well, Jisto, and </text:span><text:span text:style-name="T375">Sergeant Chelser fired? </text:span><text:span text:style-name="T376">In Jisto’s storied history of encounters with the guards he’d never once heard Chelser make a miss hap. It’s unfair to fire her anyway, no one can stand against an expert like Jisto. </text:span><text:span text:style-name="T180">[makes no sense, jisto can’t know this, chelser tells him in the next POV]</text:span><text:span text:style-name="T338"> He’d have plied his craft on the mayor if time allowed. And if his exit had not been through a transpane, of all things</text:span><text:span text:style-name="T336">. “Piper I am going to that meeting.” </text:span><text:span text:style-name="T166">[Let’s get real- should Jisto be acutely aware of his talents? Do we want a plot where he comes to terms with that? While also coming to terms as a cirulis</text:span><text:span text:style-name="T168">t</text:span><text:span text:style-name="T167">? </text:span><text:span text:style-name="T168">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68"><text:tab/></text:span><text:span text:style-name="T339">“</text:span><text:span text:style-name="T340">I’ll see you there, then.” He did not seem to want to talk any further. </text:span><text:span text:style-name="T169">[&lt;Conjugation&gt; to &lt;infinitive&gt; to &lt;infinitive&gt;, the BEST sentence construction in the english language]</text:span><text:span text:style-name="T340">. </text:span><text:span text:style-name="T341">In fact he did not escort Jisto downstairs. Not that Jisto got lost. More than twice. Strange things in town indeed. </text:span><text:span text:style-name="T170">[anything else we can do here?]</text:span></text:p>
      <text:p text:style-name="P147"/>
      <text:p text:style-name="P117"/>
      <text:p text:style-name="P113"><text:span text:style-name="T328"><text:tab/>Sergeant Chelser </text:span><text:span text:style-name="T342">Frelip</text:span><text:span text:style-name="T328">-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28">not quite. </text:span><text:span text:style-name="T342">Sure, the irrigation relics pumped water from the river, and none of the fields were fallowed anymore, but it seemed that crop yields were tapering off. Fewer and fewer over five years.</text:span></text:p>
      <text:p text:style-name="P113"><text:span text:style-name="T342"><text:tab/>Chelser </text:span><text:span text:style-name="T343">was not a farmer. Her job- it was still her job!- sometimes kept her away for weeks at a time. And she had been home recently. She couldn’t go back, not like this. Nash would not expect her for awhile.</text:span></text:p>
      <text:p text:style-name="P113"><text:span text:style-name="T343"><text:tab/></text:span><text:span text:style-name="T68">The coward’s way out?</text:span><text:span text:style-name="T343"> </text:span><text:span text:style-name="T70">Don’t even tell Nash? </text:span><text:span text:style-name="T343">Chelser paused and sat down on the rim of the town’s central fountain, </text:span><text:span text:style-name="T344">in </text:span><text:span text:style-name="T343">Erlin’s square. </text:span><text:span text:style-name="T345">Water certainly pumped through </text:span><text:span text:style-name="T69">these</text:span><text:span text:style-name="T345"> cirulean relics. The water soothed her slightly, but it did not solve the problem. She would have to face Nash, and tell her the truth. No more money would come in.</text:span></text:p>
      <text:p text:style-name="P113"><text:span text:style-name="T345"><text:tab/></text:span><text:span text:style-name="T346">The farm? The kids? Chelser wanted to rip the mayor’s precious gold-sealed envelope in half. </text:span><text:span text:style-name="T347">Not only would there be no more money, but Chelser could not even be around to help out. And she c</text:span><text:span text:style-name="T349">ould </text:span><text:span text:style-name="T347">not even tell Nash in person. The farm was </text:span><text:span text:style-name="T348">only half a day out, </text:span><text:span text:style-name="T349">by horse. A horse that Chelser did not have. Walking had never been a problem before. Nash had two horses stabled, but it would be too selfish to take one away for long periods of time when Chelser needed to return to work.</text:span></text:p>
      <text:p text:style-name="P118"><text:tab/>There was nothing to be done, and Chelser wanted to scream. </text:p>
      <text:p text:style-name="P114"><text:span text:style-name="T349"><text:tab/>“</text:span><text:span text:style-name="T350">Sergeant Frelip?” </text:span><text:span text:style-name="T351">said a voice from the other side of the fountain.</text:span></text:p>
      <text:p text:style-name="P110"><text:span text:style-name="T335"><text:tab/></text:span><text:span text:style-name="T351">Catching hold of her emotions, Chelser filed them away. You could not forestall grief, or other feelings, forever. But there’s a time and a place, and as long as she is Sergeant Frelip- and by golly she still is- </text:span><text:span text:style-name="T171">[a wot character would say ‘and by the light’ or ‘and by the Great Lord’. What would a Cirulean Protocol character say, HMMM?]</text:span><text:span text:style-name="T351"> then that time was never when dealing with townsfolk. </text:span><text:span text:style-name="T352">Even </text:span><text:span text:style-name="T351">this one.</text:span></text:p>
      <text:p text:style-name="P110"><text:span text:style-name="T351"><text:tab/>“</text:span><text:span text:style-name="T359">Jisto</text:span><text:span text:style-name="T352"> au’Dor. I did not know you had left the manor.” It was difficult to keep herself in check, but the challenge helped Chelser persist. Any job to be done is a job to be done well, </text:span><text:span text:style-name="T353">no matter the personal stake</text:span><text:span text:style-name="T352">.</text:span></text:p>
      <text:p text:style-name="P110"><text:span text:style-name="T352"><text:tab/>“</text:span><text:span text:style-name="T353">Yeah I took an express way out. That ambassador sure has some tricks up his sleeve. It’s a funny story, really. I was getting ready to leave and...”</text:span></text:p>
      <text:p text:style-name="P110"><text:span text:style-name="T353"><text:tab/>“Master au’Dor on a normal day I would humor your stories. I will not bandy words. I request that you find someone else to bother.” Well, if she did not have long left to be a guard, then the rules of formal citizen engagement could go find </text:span><text:span text:style-name="T354">a </text:span><text:span text:style-name="T172">[</text:span><text:span text:style-name="T173">silvered haryit/</text:span><text:span text:style-name="T219">hornlack</text:span><text:span text:style-name="T172">]</text:span><text:span text:style-name="T353">.</text:span></text:p>
      <text:p text:style-name="P111"><text:span text:style-name="T353"><text:tab/>“</text:span><text:span text:style-name="T355">Quite right Sergeant Frelip, today is not a normal day at all, so I won’t spin you any stories. </text:span><text:span text:style-name="T356">Your precious ambassador, he might be up to something,” </text:span><text:span text:style-name="T359">au’Dor </text:span><text:span text:style-name="T356"><text:s/>replied.</text:span></text:p>
      <text:p text:style-name="P111"><text:span text:style-name="T356"><text:tab/>Chelser did not owe Jisto au’Dor anything. She did </text:span><text:span text:style-name="T71">not</text:span><text:span text:style-name="T356">. But the concerns of a citizen, those can’t be as easily dismissed. Still, she had some reservations. </text:span><text:span text:style-name="T359">au’Dor </text:span><text:span text:style-name="T356"><text:s/>was already involved in ruining her life once today, </text:span><text:span text:style-name="T360">even if it wasn’t specificall his fault</text:span><text:span text:style-name="T356">. A practical prankster has no lines, or else oversteps them.</text:span></text:p>
      <text:p text:style-name="P110"><text:span text:style-name="T356"><text:tab/></text:span><text:span text:style-name="T357">Cautiously, Chelser probed, </text:span><text:span text:style-name="T356">“</text:span><text:span text:style-name="T358">If you are making accusations without just reason, of an esteemed visitor to the town, then perhaps a little acquaintance with the blocks would help. Do you have something more specific, or is the </text:span><text:span text:style-name="T72">ambassador from Elsinguard</text:span><text:span text:style-name="T358"> just ‘up to something’?”</text:span></text:p>
      <text:p text:style-name="P111"><text:span text:style-name="T358"><text:tab/></text:span><text:span text:style-name="T359">“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1"><text:span text:style-name="T359"><text:tab/></text:span><text:span text:style-name="T360">Au’Dor continued, “I wish I was kidding, then we could all have a good laugh,” </text:span><text:span text:style-name="T73">A good laugh at all the annoyance your jokes cause? “</text:span><text:span text:style-name="T360">But I am dead serious. And early I was, to my misfortune, almost seriously dead,” </text:span><text:span text:style-name="T73">He can’t resist. Even when he’s trying to get me to do something, he’ll work in a joke. “</text:span><text:span text:style-name="T360">Chelser, the ambassador might be planning to hurt the town.” </text:span><text:span text:style-name="T73">And, to close it in, use my first name and accuse a high standing official of a serious crime</text:span><text:span text:style-name="T360">.</text:span></text:p>
      <text:p text:style-name="P111"><text:soft-page-break/><text:span text:style-name="T360"><text:tab/>“Very </text:span><text:span text:style-name="T361">good,</text:span><text:span text:style-name="T360"> master au’Dor,” she paused, “but if you want to pull some lark on me, you should have gone with something smaller. Maybe seeing a thief dash away down a side street. </text:span><text:span text:style-name="T361">It’s hard to believe any such thing of what you said; it wasn’t very convincing.”</text:span></text:p>
      <text:p text:style-name="P111"><text:span text:style-name="T361"><text:tab/>She saw au’Dor work his jaw. Perhaps trying to plot how this could still go in his favor. Chelser did not like to be so blunt, but right now au’Dor was distracting her from very real problems. She needed a quick out, </text:span><text:span text:style-name="T362">feelings</text:span><text:span text:style-name="T174"> be damned [‘be damned’ is a very earth thing. Im running out of ways to say that none of the expressions I’m using fit into the world]</text:span><text:span text:style-name="T361">.</text:span><text:span text:style-name="T174"> </text:span><text:span text:style-name="T362">It would be too much effort trying to get Jisto out of her hair, and also making him think he got one over on her like earlier. Effort Chelser did not have.</text:span></text:p>
      <text:p text:style-name="P111"><text:span text:style-name="T362"><text:tab/>“Chelser </text:span><text:span text:style-name="T363">I’m pleading now. You think I’m trying to do something mean, but how can I show that is not the case?” He sighed, “Can you at least do me one favor before deciding if you believe me or not? There’s a meeting of the trades </text:span><text:span text:style-name="T175">[hmm, not tooooo inclusive of ‘farming’ as I wouldn’t qualify that as a ‘trade’ per se] </text:span><text:span text:style-name="T363">tomorrow night. I know you aren’t a craftsolk or a farmer, but anyone in town can come. I will be there, and I think the </text:span><text:span text:style-name="T364">Architect</text:span><text:span text:style-name="T363"> will </text:span><text:span text:style-name="T364">be there, </text:span><text:span text:style-name="T363">too. Please, give me that time to prove myself.”</text:span></text:p>
      <text:p text:style-name="P111"><text:span text:style-name="T363"><text:tab/></text:span><text:span text:style-name="T364">There is a fairly high chance Chelser would have to be at the meeting anyway. That close to the ambassador’s departure likely he would want to keep Chelser close, integrated with his travel party. </text:span><text:span text:style-name="T365">She knew he slept in the cleanest inn in town </text:span><text:span text:style-name="T176">[for crying out loud. ‘inn in’.]</text:span><text:span text:style-name="T365">, which interestingly was not the most expensive one. Or, maybe unsurprisingly. </text:span><text:span text:style-name="T176">[adverbs will be my death]</text:span><text:span text:style-name="T365">. It would probably be appropriate to head there tonight and get a head start. If she could not help her family, then she could do her best, at the very least, with one task.</text:span></text:p>
      <text:p text:style-name="P111"><text:span text:style-name="T365"><text:tab/></text:span><text:span text:style-name="T366">And maybe accepting Jisto’s proposition would give her a bit of leverage. He would not know she’s on the trip to Elsinguard. And surely the ambassador would like to know that the lad who spoke with him also harbored some </text:span><text:span text:style-name="T367">doubts about his character </text:span><text:span text:style-name="T177">[even I have doubts about his character. HAHA GET IT? IT HAS A DOUBLE MEANING.</text:span><text:span text:style-name="T178">]</text:span><text:span text:style-name="T367">. </text:span><text:span text:style-name="T368">Yes, she would accept. But first a little fun.</text:span></text:p>
      <text:p text:style-name="P111"><text:span text:style-name="T368"><text:tab/>“</text:span><text:span text:style-name="T369">I don’t see why I should help you, Jisto au’Dor,” </text:span><text:span text:style-name="T370">she relished the next part, “after all, your little scheme lost me my position.”</text:span></text:p>
      <text:p text:style-name="P119"><text:tab/>Jisto moved his head slightly back. He mouthed the words to himself. “So, you’re no longer… Sergeant?”</text:p>
      <text:p text:style-name="P111"><text:span text:style-name="T370"><text:tab/>“I am no longer a guard.” </text:span><text:span text:style-name="T74">That</text:span><text:span text:style-name="T370"> got him.</text:span></text:p>
      <text:p text:style-name="P119"><text:tab/>Jisto took a physical step back. “Chelser I… I don’t know what to say...”</text:p>
      <text:p text:style-name="P119"><text:tab/>And now to have some fun and let him sweat it further. “If you truly think the ambassador is doing something wrong, maybe I can get my job back with the mayor. I will be at the meeting tomorrow night.”</text:p>
      <text:p text:style-name="P120"><text:tab/>Jisto nodded, then nodded more vigorously. “Yes, if the ambassador is up to something, you’ll be the one who takes credit for it. It is a gamble though, Chelser, he might be up to nothing at all. It’s only a hunch.”</text:p>
      <text:p text:style-name="P112"><text:span text:style-name="T370"><text:tab/>Oi vey </text:span><text:span text:style-name="T179">[NO]</text:span><text:span text:style-name="T370">, this lad has really convinced </text:span><text:span text:style-name="T74">himself!</text:span></text:p>
      <text:p text:style-name="P120"><text:tab/>She watched Jisto wrap his hand around something hanging beneath his neck. “I can be very persuasive, I might be able to talk to the mayor...”</text:p>
      <text:p text:style-name="P120"><text:tab/>Chelser stopped him with her palm. “That will not help, you will only make it worse. I need to go now, and I expect you to not let me down.” She stood up and made to leave.</text:p>
      <text:p text:style-name="P120"><text:tab/>“I’ll… I’ll try, Chelser.”</text:p>
      <text:p text:style-name="P112"><text:span text:style-name="T370"><text:tab/></text:span><text:span text:style-name="T371">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48"/>
      <text:p text:style-name="P121"/>
      <text:p text:style-name="P141"><text:soft-page-break/>Chapter 10ber. Tenber.</text:p>
      <text:p text:style-name="P145"><text:span text:style-name="T328"><text:tab/></text:span><text:span text:style-name="T66">...</text:span><text:span text:style-name="T75">in which</text:span><text:span text:style-name="T372"> Jisto meets crazy aunt Kalysto and Chelser writes a letter.</text:span></text:p>
      <text:p text:style-name="P143"/>
      <text:p text:style-name="P122">(kalysto is not really crazy, and I think she really ought to have a role earlier. We are almost halfway through the book! But we also havent REALLY moved the plot anywhere, except maybe to the basecamp of everest in terms of plot progression)</text:p>
      <text:p text:style-name="P123"><text:tab/></text:p>
      <text:p text:style-name="P124"><text:tab/><text:span text:style-name="T39">What is going on?</text:span><text:span text:style-name="T377">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4"><text:tab/><text:span text:style-name="T378">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4"><text:tab/><text:span text:style-name="T40">It won’t, </text:span><text:span text:style-name="T379">said a voice in Jisto’s head that sounded an awful lot like Piper. </text:span><text:span text:style-name="T40">All I need is for her to come to the meeting in case the Architect is planning something he didn’t tell me about.</text:span><text:span text:style-name="T379"> It gave Jisto a bit of comfort knowing that his involvement could not make anything </text:span><text:span text:style-name="T40">worse</text:span><text:span text:style-name="T379"> for Chelser Frelip.</text:span></text:p>
      <text:p text:style-name="P124"><text:tab/><text:span text:style-name="T379">He put Chelser out of his mind. Weird to think of her on a first name basis, but he felt almost a kinship with her. Something about the way she responded… he would think about it later. Next, Papi needed to be told.</text:span></text:p>
      <text:p text:style-name="P124"><text:tab/><text:span text:style-name="T380">There was obviously no need to convince Papi to attend the meeting that he himself organized. Jisto just had to make sure the Architect would show up, and that Papi would be open scrutinizing Farian’s motives.</text:span></text:p>
      <text:p text:style-name="P124"><text:tab/><text:span text:style-name="T380">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4"><text:tab/><text:span text:style-name="T381">Papi could do more things just as well if he applied himself, Jisto was sure. But Papi seemed bent on living the simplest life possible. It seemed to work well for enough, Jisto just got a little frustrated at the lack of variety. </text:span><text:span text:style-name="T146">[lets just ‘tell’ instead of ‘show’ the whole novel hm?]</text:span></text:p>
      <text:p text:style-name="P124"><text:span text:style-name="T146"><text:tab/></text:span><text:span text:style-name="T382">Ah but why worry. Jisto picked up his pace and was soon upon his home. A few things stood out.</text:span></text:p>
      <text:p text:style-name="P124"><text:tab/><text:span text:style-name="T382">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24"><text:tab/><text:span text:style-name="T383">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24"><text:tab/><text:span text:style-name="T383">And finally on walking in Jisto heard a new voice. Presumably belonging to the owner of the horse outside. It sounded familiar.</text:span></text:p>
      <text:p text:style-name="P125"><text:tab/><text:span text:style-name="T383">Jisto burst into the back room, not taking in anything except for </text:span><text:span text:style-name="T41">her</text:span><text:span text:style-name="T383">. The soft, shoulder-length brown hair, smoothed forehead and highcheekbones, it was a face he had seen on only one person before. Except for… </text:span></text:p>
      <text:p text:style-name="P130"><text:tab/>“Madi?” Jisto couldn’t stop himself before he realized. </text:p>
      <text:p text:style-name="P125"><text:soft-page-break/><text:span text:style-name="T383"><text:tab/>Her eyes. Madi’s eyes had been dark gray, flecked with brown. This </text:span><text:span text:style-name="T41">imposter’s </text:span><text:span text:style-name="T383">eyes were completely brown, and deeply so. Her face seemed harder too. Jisto should have seen before. He was a </text:span><text:span text:style-name="T61">gorram</text:span><text:span text:style-name="T383"> </text:span><text:span text:style-name="T147">[sure let’s use firefly words]</text:span><text:span text:style-name="T383"> fool. A stupid, piece of…</text:span></text:p>
      <text:p text:style-name="P125"><text:tab/><text:span text:style-name="T383">He forced his hand away from his necklace, not even feeling the puncture marks on his palm, as tears forced themselves from his eyes.</text:span></text:p>
      <text:p text:style-name="P125"><text:tab/>“<text:span text:style-name="T384">He doesn’t know?” The stranger asked. She asked in the way of the Architect. It was not </text:span><text:span text:style-name="T42">really</text:span><text:span text:style-name="T384">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25"><text:tab/><text:span text:style-name="T384">Papi looked up at Jisto and exhaled a long, drawn out breath. “I’ve kept this from him for good reason. I don’t think he’s developed enough to know.”</text:span></text:p>
      <text:p text:style-name="P125"><text:tab/><text:span text:style-name="T384">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84"> in that decision, was there?”</text:span></text:p>
      <text:p text:style-name="P125"><text:tab/><text:span text:style-name="T384">Papi seemed to tense at those words. “It’s not what she wanted.” </text:span><text:span text:style-name="T148">[oh my god can you spell CLICHEEEEE?]</text:span></text:p>
      <text:p text:style-name="P131"><text:tab/>Jisto raised his hand. “Just… Pause. Who are you talking about? Introduce me to what?”</text:p>
      <text:p text:style-name="P125"><text:tab/><text:span text:style-name="T385">The Stranger inspected him. Maybe she’d be comparing notes with Farian later. Jisto would not bet against it given today’s events. “I am Kalysto. But you would know me as your aunt, if my sister and brother-in-law here knew what was best for you.”</text:span></text:p>
      <text:p text:style-name="P125"><text:tab/><text:span text:style-name="T386">Madi’s sister? His aunt? Piper turned his head towards papi in question. “Papi I didn’t think we had any other family.”</text:span></text:p>
      <text:p text:style-name="P125"><text:tab/><text:span text:style-name="T387">Papi was about to speak but Kalysto cut in.</text:span></text:p>
      <text:p text:style-name="P125"><text:tab/>“<text:span text:style-name="T387">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49">[awk]</text:span></text:p>
      <text:p text:style-name="P125"><text:span text:style-name="T388"><text:tab/>Jisto remembered the question he had. “Papi I have to ask you, before you go,” he readied himself. “is the Architect going to be at tomorrow’s meeting of the trades? </text:span><text:span text:style-name="T149">[really we need another name for ‘meeting of the trades’]</text:span><text:span text:style-name="T388">.</text:span></text:p>
      <text:p text:style-name="P125"><text:tab/>“<text:span text:style-name="T389">What do you know of him, and why do you want to know that of all things?” Papi’s usual sharpness back in his voice.</text:span></text:p>
      <text:p text:style-name="P125"><text:tab/><text:span text:style-name="T389">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25"><text:tab/><text:span text:style-name="T390">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25"><text:tab/>“<text:span text:style-name="T390">Jisto, will you extinguish the candles after we’re gone?” He heard papi say from the front of the building.</text:span></text:p>
      <text:p text:style-name="P125"><text:tab/><text:span text:style-name="T390">A frustrated Jisto grabbed the snuffer and extinguished the candles while looking out at the two mounted figures make their way into the early evening.</text:span></text:p>
      <text:p text:style-name="P140"/>
      <text:p text:style-name="P139">[Some last thoughts before we close for bed. Kalysto definitely needs a POV. </text:p>
      <text:p text:style-name="P139">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391">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24"/>
      <text:p text:style-name="P124"><text:tab/><text:span text:style-name="T392">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24"><text:tab/><text:span text:style-name="T392">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24"><text:tab/><text:span text:style-name="T43">No need to think about that now</text:span><text:span text:style-name="T393">, Kalysto thought. </text:span><text:span text:style-name="T43">I have to focus, but being here, where she lived…</text:span></text:p>
      <text:p text:style-name="P132"><text:tab/>“Jisto’s a fine lad,” spoke Erling, finally. A simple statement, and not one Kalysto could argue with very well. Not that she needed to, but she liked to keep her options open. </text:p>
      <text:p text:style-name="P124"><text:tab/>“<text:span text:style-name="T393">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393"> part of her to emerge in him.”</text:span></text:p>
      <text:p text:style-name="P126"><text:tab/><text:span text:style-name="T393">Kalysto used that point to wedge in on. “What specifically, Erling? Her family, </text:span><text:span text:style-name="T43">our</text:span><text:span text:style-name="T393"> family, or her talents?”</text:span></text:p>
      <text:p text:style-name="P127"><text:span text:style-name="T393"><text:tab/>“Both, I think. We were never worried about the cirule, the last time an Architect showed up he explained that the Dome did a pretty good job of absorbing most of it </text:span><text:span text:style-name="T150">[WARNING TO ME: this could contradict what I have planned for the backstory, so we need to decide if it’s something we want to keep. It could also be a misleading thing]</text:span><text:span text:style-name="T394">. But her family, that is harder to explain when none of them are around.”</text:span></text:p>
      <text:p text:style-name="P133"><text:tab/>“You did not welcome me with a open doors and a warm hearth, if my memory still serves.”</text:p>
      <text:p text:style-name="P127"><text:tab/><text:span text:style-name="T394">Erling sighed, “No, Kalysto, because that Architect knew we were hiding something. And then a stranger in town shows up? You saw what happened to Ellin. I cannot let the same thing happen to Jisto.”</text:span></text:p>
      <text:p text:style-name="P127"><text:tab/><text:span text:style-name="T394">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27"><text:tab/>“<text:span text:style-name="T394">Eleven years ago an Architect visited because the concentration of cirule in town ran low, and relics stopped functioning, correct?” Kalysto queried. Erling would probably pick up that she was baiting him, but she counted on him taking it anyway.</text:span></text:p>
      <text:p text:style-name="P127"><text:tab/>“<text:span text:style-name="T394">Yes,” came the reluctant response.</text:span></text:p>
      <text:p text:style-name="P127"><text:tab/>“<text:span text:style-name="T394">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27"><text:tab/>“<text:span text:style-name="T395">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28"><text:soft-page-break/><text:tab/>“<text:span text:style-name="T396">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34"><text:tab/>“Beyond the Dome,” she breathed in conclusion.</text:p>
      <text:p text:style-name="P128"><text:tab/><text:span text:style-name="T396">Erling finally had courtesy to show shock. “But the only place they could travel...”</text:span></text:p>
      <text:p text:style-name="P128"><text:tab/>“<text:span text:style-name="T396">Is to the westerlins,” Kalysto finished for him. “Erling that would undermine everything the surviving cirulists have striven for.”</text:span></text:p>
      <text:p text:style-name="P128"><text:tab/><text:span text:style-name="T396">A little bit of color had returned to Erling’s face. He said, “Kalysto I understand how that is a problem. And we can even do this your way- but you need to leave Jisto out of it.” She had hoped to keep him shaken for a little longer, but so be it.</text:span></text:p>
      <text:p text:style-name="P128"><text:tab/><text:span text:style-name="T396">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28"><text:tab/><text:span text:style-name="T396">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28"><text:tab/><text:span text:style-name="T397">Erling stopped walking. “What are you saying?”</text:span></text:p>
      <text:p text:style-name="P128"><text:tab/>“<text:span text:style-name="T397">That your friendly Architect was practicing his skills in using a transpane without an endpoint, and he sent Jisto as his test subject. I could detect residual cirule, Erling, and traces of it did not originate from the Cirulean Protocol.”</text:span></text:p>
      <text:p text:style-name="P128"><text:tab/><text:span text:style-name="T397">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28"><text:tab/>“<text:span text:style-name="T398">Kalysto you have to keep him safe. Take him out side of the Dome. Take him away from that man,” Erling pleaded.</text:span></text:p>
      <text:p text:style-name="P128"><text:tab/><text:span text:style-name="T399">This was the hard part. “I can’t.”</text:span></text:p>
      <text:p text:style-name="P128"><text:tab/>“<text:span text:style-name="T399">What?” Erling demanded.</text:span></text:p>
      <text:p text:style-name="P128"><text:tab/>“<text:span text:style-name="T399">I have to take him deeper with me.”</text:span></text:p>
      <text:p text:style-name="P128"><text:tab/>“<text:span text:style-name="T399">Kalysto are you trying to get Jisto killed? You, you can put yourself in danger all you please, after not stepping in to help Ellin. But Jisto’s life is not yours to gamble with,” Erling said, an edge of finality trying to make itself felt.</text:span></text:p>
      <text:p text:style-name="P128"><text:tab/><text:span text:style-name="T399">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28"><text:tab/><text:span text:style-name="T400">A heavy burden. But Kalysto was always the strongest of her siblings.</text:span></text:p>
      <text:p text:style-name="P128"><text:tab/>“<text:span text:style-name="T401">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28"><text:tab/><text:span text:style-name="T401">Erling was not satisfied. “How are you going to protect Jisto?”</text:span></text:p>
      <text:p text:style-name="P128"><text:tab/><text:span text:style-name="T401">This time Kalysto smiled, a smile from the soul. “I’m going to say it was me.”</text:span></text:p>
      <text:p text:style-name="P128"><text:tab/><text:span text:style-name="T402">An award ought to be given for withstanding constant surprises. Especially if many of them are worthy of a long drag off a short pipe to settle nerves on their own. If such an award were given, Erling would have it hands down </text:span><text:span text:style-name="T151">[hands down? Can we do better?]</text:span><text:span text:style-name="T402">.</text:span></text:p>
      <text:p text:style-name="P128"><text:soft-page-break/><text:span text:style-name="T151"><text:tab/></text:span><text:span text:style-name="T402">“Kalysto the Architect will strike you down before the words finish leaving your mouth!” Erling <text:s/>quietly shouted. Quite a feat, that. Exasperation leaked out of his sentence.</text:span></text:p>
      <text:p text:style-name="P128"><text:tab/><text:span text:style-name="T403">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28"><text:tab/><text:span text:style-name="T404">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28"><text:tab/><text:span text:style-name="T404">To Erling she said, “I will keep Jisto safe, and your people will keep me safe. The Architect won’t try anything in front of a crowd that’s suddenly had a legend brought into their worlds.”</text:span></text:p>
      <text:p text:style-name="P128"><text:tab/><text:span text:style-name="T404">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28"><text:tab/><text:span text:style-name="T405">Perhaps it was the light, but a small change seemed to come over Erling. Finally, he nodded.</text:span></text:p>
      <text:p text:style-name="P128"><text:tab/>“<text:span text:style-name="T405">They won’t believe you right away if you surprise them dramatically,” he said. “I can help with that. I just need to know Jisto will be kept safe.”</text:span></text:p>
      <text:p text:style-name="P129"><text:tab/><text:span text:style-name="T406">Kalysto nodded. Much more than a nod, it conveyed the respect and understanding Erling needed to know she would satisfy that obligation.</text:span></text:p>
      <text:p text:style-name="P135"><text:tab/>“I still want to go see where the Architect is bedding in,” Kalysto said.</text:p>
      <text:p text:style-name="P135"><text:tab/>It was Erling’s turn to nod. He resumed walking in the direction they had been heading.</text:p>
      <text:p text:style-name="P129"><text:span text:style-name="T406"><text:tab/>“Oh, and Erling,” he stopped and turned to face her, “do not </text:span><text:span text:style-name="T44">ever</text:span><text:span text:style-name="T406"> accuse me again of being responsible for Ellin’s death.”</text:span></text:p>
      <text:p text:style-name="P129"><text:tab/><text:span text:style-name="T406">She asked herself if she could have done more everyday. And every day the answer was the same. </text:span><text:span text:style-name="T44">Not without killing everyone else.</text:span></text:p>
      <text:p text:style-name="P146"><text:tab/></text:p>
      <text:p text:style-name="P129"><text:span text:style-name="T44"><text:tab/></text:span><text:span text:style-name="T62">[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63">Im happy for once! </text:span><text:span text:style-name="T64">Geez full of myself areni</text:span><text:span text:style-name="T62">]</text:span></text:p>
      <text:p text:style-name="P128"><text:tab/></text:p>
      <text:p text:style-name="P136"><text:tab/><text:span text:style-name="T45">Nash, </text:span><text:span text:style-name="T407">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36"><text:tab/><text:span text:style-name="T46">First you need to know how much I love you and the kids. You already know this but I need to say it because it is important. I will not be home for awhile.</text:span></text:p>
      <text:p text:style-name="P149"><text:tab/>It was too hard. Too hard to write to Nash and practically say Chelser was abandoning the family. Too hard to be a failure.</text:p>
      <text:p text:style-name="P136"><text:tab/><text:span text:style-name="T46">I won’t ever have enough words to explain why, but please remember what I said. I love you and nothing will change that.</text:span></text:p>
      <text:p text:style-name="P136"><text:span text:style-name="T46"><text:tab/></text:span><text:span text:style-name="T408">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36"><text:tab/><text:span text:style-name="T46">Something happened at work today that I cannot, in all the moons I’ve seen twice over, make up for. I lost touch with honor, in a scant hope that I could help the farm.</text:span></text:p>
      <text:p text:style-name="P136"><text:soft-page-break/><text:span text:style-name="T46"><text:tab/></text:span><text:span text:style-name="T408">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36"><text:tab/><text:span text:style-name="T46">I hope I have not fallen far in your eyes. That is a selfish thing to wish for, for what I am about to do; I cannot help but hope.</text:span></text:p>
      <text:p text:style-name="P137"><text:span text:style-name="T46"><text:tab/>Please let the children know that I love them. Tell them madi had to leave on an important job. Please spare them the knowledge their madi failed. If I cannot ever come back, and I pray to </text:span><text:span text:style-name="T65">[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37"><text:span text:style-name="T47"><text:tab/></text:span><text:span text:style-name="T409">Chelser was interrupted by a knock on her door.</text:span><text:span text:style-name="T46"> </text:span><text:span text:style-name="T409">Ink dripped off her pen. She quickly blotted it up, put down her supplies, and went to answer the knock.</text:span></text:p>
      <text:p text:style-name="P137"><text:tab/><text:span text:style-name="T409">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37"><text:tab/><text:span text:style-name="T411">Don’t talk first. </text:span><text:span text:style-name="T153">[#1]</text:span></text:p>
      <text:p text:style-name="P137"><text:tab/>“<text:span text:style-name="T410">I can offer you the services of my personal scribe, if you’d like,” said the ambassador, eying </text:span><text:span text:style-name="T152">[that is not how you spell eyeing but… we rollin’ with it]</text:span><text:span text:style-name="T410"> her incomplete letter.</text:span></text:p>
      <text:p text:style-name="P137"><text:tab/>“<text:span text:style-name="T410">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37"><text:tab/>“<text:span text:style-name="T411">Chelser, may I call you Chelser?”</text:span></text:p>
      <text:p text:style-name="P137"><text:tab/><text:span text:style-name="T411">She nodded. Be polite. Accommodate. </text:span><text:span text:style-name="T153">[#2] </text:span><text:span text:style-name="T154">ehhh… I REALLY want to work the three rules into this exchange, right here, to help cement Chelser’s character</text:span></text:p>
      <text:p text:style-name="P137"><text:tab/><text:span text:style-name="T411">The ambassador smiled. “Please, call me Farian. I want this to be a productive relationship. And that cannot happen until we are honest with each other.”</text:span></text:p>
      <text:p text:style-name="P137"><text:tab/><text:span text:style-name="T411">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37"><text:tab/>“<text:span text:style-name="T412">The task I set out for you has disrupted your life, in a way that goes beyond just you. Your husband. Your children. Maybe even your coworkers?”</text:span></text:p>
      <text:p text:style-name="P137"><text:tab/><text:span text:style-name="T412">Farian was doing as she predicted, but something still felt off. He was speaking closer to her heart than anyone trying to tenderly earn her good graces ever would. He got a major detail wrong, but the spirit of his words</text:span></text:p>
      <text:p text:style-name="P137"><text:tab/>“<text:span text:style-name="T413">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37"><text:tab/><text:span text:style-name="T413">He hit all of the marks of a person trying to sneak themselves into someone’s emotional interior, but Chelser realized she </text:span><text:span text:style-name="T48">wanted</text:span><text:span text:style-name="T413"> that. His offer was genuine. And, if nothing else, generous. Why was she not alarmed?</text:span></text:p>
      <text:p text:style-name="P137"><text:tab/><text:span text:style-name="T413">A sudden doubt rose in her mind. His offer was impossible to keep. They could not walk, or even ride, to Nash’s farm and be back before tomorrow evening. She felt stupid, stupid for almost weasling into her weaknesses…</text:span></text:p>
      <text:p text:style-name="P137"><text:tab/><text:span text:style-name="T414">Farian waved his hand. </text:span>“<text:span text:style-name="T414">If you are worried about how, leave that to me.” He procured a small, pyramid-like object made of a smooth translucent material.</text:span></text:p>
      <text:p text:style-name="P137"><text:soft-page-break/><text:tab/>“<text:span text:style-name="T414">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37"><text:tab/><text:span text:style-name="T414">Chelser was dumbfounded. Here he was, Farian, an </text:span><text:span text:style-name="T49">Architect</text:span><text:span text:style-name="T414"> promising to use a long lost art just so Chelser good speak a few words to her family. It was too good to be true. It </text:span><text:span text:style-name="T49">was</text:span><text:span text:style-name="T414"> too good to be true. But it would be easy to prove. Today, she would give him the benefit of the doubt. Tomorrow, she would see if he deserved it.</text:span></text:p>
      <text:p text:style-name="P137"><text:tab/><text:span text:style-name="T414">Chelser accepted the meal and filled out the rest of her evening with silent contemplation.</text:span></text:p>
      <text:p text:style-name="P150"/>
      <text:p text:style-name="P137"/>
      <text:p text:style-name="P138">[next chapter mayor attacks meeting with guards, <text:span text:style-name="T380">trying to disband it</text:span>, and Architect shows off some magic FINALLY. <text:span text:style-name="T380">Before gallivanting away</text:span>]</text:p>
      <text:p text:style-name="P124"/>
      <text:p text:style-name="P142">Chapter <text:span text:style-name="T415">11</text:span></text:p>
      <text:p text:style-name="P151"><text:span text:style-name="T328"><text:tab/></text:span><text:span text:style-name="T66">...</text:span><text:span text:style-name="T75">in which</text:span><text:span text:style-name="T372"> </text:span><text:span text:style-name="T373">Farian nearly loses it, Jisto packs his bags, Kalysto crashes a meeting, and </text:span><text:span text:style-name="T374">Chelser </text:span><text:span text:style-name="T373">bids an extremely tearful farewell.</text:span></text:p>
      <text:p text:style-name="P144"/>
      <text:p text:style-name="P35"><text:tab/><text:span text:style-name="T415">A bright sunny morning pierced Farian’s eyelids. He cracked them open against gaining the light through his window. A sure sign as any that today would go well.</text:span></text:p>
      <text:p text:style-name="P35"><text:tab/><text:span text:style-name="T415">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15">He paused in his thoughts. Chelser was a folk like any other, unwittingly wrapped up in his agenda. She deserved better, and if all worked out well she would have the best. He did not like it for others to feel pain, not when he could help. </text:span><text:span text:style-name="T154">[okay so do we want Farian to be sensitive and understanding? This will make him a better villain, I think. Well at any rate that’s what these lines develop, a caring person]</text:span></text:p>
      <text:p text:style-name="P152"><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16">But now the road ahead would be hard, and it would do both of them good if he could put Chelser’s mind at ease, if she would cooperate. Sick of worry for her family. He was just glad it was not something else, like a latent distrust of Elsinfolk </text:span><text:span text:style-name="T155">[re: Elsinguardians]</text:span><text:span text:style-name="T417">. Some of the folk in the country had backwards notion of the capitol and how it operated.</text:span></text:p>
      <text:p text:style-name="P35"><text:tab/><text:span text:style-name="T418">Farian sighed. Whatever their ideas, the countryfolk probably were not too far from the truth. </text:span><text:span text:style-name="T156">[is there a more elegant way to say this? Lets be honest is there a more elegant way to write this entire novel] </text:span><text:span text:style-name="T418">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56">[there I go, inventing words again]</text:span></text:p>
      <text:p text:style-name="P35"><text:tab/><text:span text:style-name="T419">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20">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57">[verb to use transpane] </text:span><text:span text:style-name="T420">from a transpane inside Elsinguard to one outside of it, and travel from a transpane to any other location was all but myth. </text:span></text:p>
      <text:p text:style-name="P35"><text:tab/><text:span text:style-name="T420">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20">Nothing could dampen Farian’s inward smile.</text:span></text:p>
      <text:p text:style-name="P35"><text:tab/><text:span text:style-name="T420">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21">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22">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23">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24"> cared. Farian did not often inquire into his personal life.</text:span></text:p>
      <text:p text:style-name="P35"><text:tab/><text:span text:style-name="T425">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26">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154"><text:tab/><text:span text:style-name="T427">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154"><text:span text:style-name="T427"><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27">affairs of the Hall. Certainly not an inciteful figure, except when you insisted that apprentices would only get in the way.</text:span></text:p>
      <text:p text:style-name="P154"><text:tab/><text:span text:style-name="T428">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154"><text:tab/><text:span text:style-name="T429">That would have to be done later. For now, it was time to relax before the big day tomorrow.</text:span></text:p>
      <text:p text:style-name="P154"/>
      <text:p text:style-name="P154"/>
      <text:p text:style-name="P154"/>
      <text:p text:style-name="P35"><text:tab/><text:span text:style-name="T430">Jisto was tired. Tired of his life in Harral’s Precipice. Tired of people trying to tell him what to do. When he was younger he used to make fun of the older boys for chafing against their parents. Now, he understood, but he was willing to bet most of the older boys never chafed against a full blown bloody Architect.</text:span></text:p>
      <text:p text:style-name="P35"/>
      <text:p text:style-name="P35"/>
      <text:p text:style-name="P35"/>
      <text:p text:style-name="P35"/>
      <text:p text:style-name="P35"/>
      <text:p text:style-name="P35"><text:tab/>//<text:span text:style-name="T283">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75">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soft-page-break/>..</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6T23:43:18.531321584</dc:date>
    <meta:editing-duration>P2DT3H10M37S</meta:editing-duration>
    <meta:editing-cycles>296</meta:editing-cycles>
    <meta:generator>LibreOffice/5.4.1.2$Linux_X86_64 LibreOffice_project/40m0$Build-2</meta:generator>
    <meta:document-statistic meta:table-count="0" meta:image-count="0" meta:object-count="0" meta:page-count="39" meta:paragraph-count="586" meta:word-count="26020" meta:character-count="147089" meta:non-whitespace-character-count="121043"/>
  </office:meta>
</office:document-meta>
</file>